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x</text:p>
          </table:table-cell>
          <table:table-cell office:value-type="string" table:style-name="ce3">
            <text:p>x^2</text:p>
          </table:table-cell>
          <table:table-cell office:value-type="string" table:style-name="ce3">
            <text:p>x-avg(x)</text:p>
          </table:table-cell>
          <table:table-cell office:value-type="string" table:style-name="ce3">
            <text:p>(x-avg(x))^2</text:p>
          </table:table-cell>
          <table:table-cell office:value-type="string" table:style-name="ce3">
            <text:p>abs(x-avg(x))</text:p>
          </table:table-cell>
          <table:table-cell table:number-columns-repeated="16379" table:style-name="ce3"/>
        </table:table-row>
        <table:table-row table:style-name="ro1">
          <table:table-cell office:value-type="float" office:value="1.019774218" table:style-name="ce3">
            <text:p>1,019774218</text:p>
          </table:table-cell>
          <table:table-cell office:value-type="float" office:value="1.0399394556975115" table:formula="of:=[.A2]^2" table:style-name="ce3">
            <text:p>1,039939456</text:p>
          </table:table-cell>
          <table:table-cell office:value-type="float" office:value="-4.8910226390000533E-2" table:formula="of:=[.A2]-[.H$5]" table:style-name="ce3">
            <text:p>-0,048910226</text:p>
          </table:table-cell>
          <table:table-cell office:value-type="float" office:value="2.3922102455211044E-3" table:formula="of:=[.C2]^2" table:style-name="ce3">
            <text:p>0,00239221</text:p>
          </table:table-cell>
          <table:table-cell office:value-type="float" office:value="4.8910226390000533E-2" table:formula="of:=ABS([.C2])" table:style-name="ce3">
            <text:p>0,048910226</text:p>
          </table:table-cell>
          <table:table-cell table:number-columns-repeated="16379" table:style-name="ce3"/>
        </table:table-row>
        <table:table-row table:style-name="ro1">
          <table:table-cell office:value-type="float" office:value="2.2235077109999999" table:style-name="ce3">
            <text:p>2,223507711</text:p>
          </table:table-cell>
          <table:table-cell office:value-type="float" office:value="4.9439865408764589" table:formula="of:=[.A3]^2" table:style-name="ce3">
            <text:p>4,943986541</text:p>
          </table:table-cell>
          <table:table-cell office:value-type="float" office:value="1.1548232666099993" table:formula="of:=[.A3]-[.H$5]" table:style-name="ce3">
            <text:p>1,154823267</text:p>
          </table:table-cell>
          <table:table-cell office:value-type="float" office:value="1.3336167771037897" table:formula="of:=[.C3]^2" table:style-name="ce3">
            <text:p>1,333616777</text:p>
          </table:table-cell>
          <table:table-cell office:value-type="float" office:value="1.1548232666099993" table:formula="of:=ABS([.C3])" table:style-name="ce3">
            <text:p>1,154823267</text:p>
          </table:table-cell>
          <table:table-cell table:style-name="ce3"/>
          <table:table-cell office:value-type="string" table:style-name="ce3">
            <text:p>N</text:p>
          </table:table-cell>
          <table:table-cell office:value-type="float" office:value="100" table:style-name="ce3">
            <text:p>100</text:p>
          </table:table-cell>
          <table:table-cell table:number-columns-repeated="16376" table:style-name="ce3"/>
        </table:table-row>
        <table:table-row table:style-name="ro1">
          <table:table-cell office:value-type="float" office:value="0.48847266299999997" table:style-name="ce3">
            <text:p>0,488472663</text:p>
          </table:table-cell>
          <table:table-cell office:value-type="float" office:value="0.23860554249831153" table:formula="of:=[.A4]^2" table:style-name="ce3">
            <text:p>0,238605542</text:p>
          </table:table-cell>
          <table:table-cell office:value-type="float" office:value="-0.58021178139000051" table:formula="of:=[.A4]-[.H$5]" table:style-name="ce3">
            <text:p>-0,580211781</text:p>
          </table:table-cell>
          <table:table-cell office:value-type="float" office:value="0.33664571126375775" table:formula="of:=[.C4]^2" table:style-name="ce3">
            <text:p>0,336645711</text:p>
          </table:table-cell>
          <table:table-cell office:value-type="float" office:value="0.58021178139000051" table:formula="of:=ABS([.C4])" table:style-name="ce3">
            <text:p>0,580211781</text:p>
          </table:table-cell>
          <table:table-cell table:number-columns-repeated="16379" table:style-name="ce3"/>
        </table:table-row>
        <table:table-row table:style-name="ro1">
          <table:table-cell office:value-type="float" office:value="1.7477494099999999" table:style-name="ce3">
            <text:p>1,74774941</text:p>
          </table:table-cell>
          <table:table-cell office:value-type="float" office:value="3.0546280001553479" table:formula="of:=[.A5]^2" table:style-name="ce3">
            <text:p>3,054628</text:p>
          </table:table-cell>
          <table:table-cell office:value-type="float" office:value="0.6790649656099994" table:formula="of:=[.A5]-[.H$5]" table:style-name="ce3">
            <text:p>0,679064966</text:p>
          </table:table-cell>
          <table:table-cell office:value-type="float" office:value="0.46112922751890967" table:formula="of:=[.C5]^2" table:style-name="ce3">
            <text:p>0,461129228</text:p>
          </table:table-cell>
          <table:table-cell office:value-type="float" office:value="0.6790649656099994" table:formula="of:=ABS([.C5])" table:style-name="ce3">
            <text:p>0,679064966</text:p>
          </table:table-cell>
          <table:table-cell table:style-name="ce3"/>
          <table:table-cell office:value-type="string" table:style-name="ce3">
            <text:p>Moment zwykly 1</text:p>
          </table:table-cell>
          <table:table-cell office:value-type="float" office:value="1.0686844443900005" table:formula="of:=1/[.H3]*SUM([.A:.A])" table:style-name="ce3">
            <text:p>1,068684444</text:p>
          </table:table-cell>
          <table:table-cell table:number-columns-repeated="16376" table:style-name="ce3"/>
        </table:table-row>
        <table:table-row table:style-name="ro1">
          <table:table-cell office:value-type="float" office:value="0.40384219599999999" table:style-name="ce3">
            <text:p>0,403842196</text:p>
          </table:table-cell>
          <table:table-cell office:value-type="float" office:value="0.1630885192701024" table:formula="of:=[.A6]^2" table:style-name="ce3">
            <text:p>0,163088519</text:p>
          </table:table-cell>
          <table:table-cell office:value-type="float" office:value="-0.6648422483900005" table:formula="of:=[.A6]-[.H$5]" table:style-name="ce3">
            <text:p>-0,664842248</text:p>
          </table:table-cell>
          <table:table-cell office:value-type="float" office:value="0.44201521524427112" table:formula="of:=[.C6]^2" table:style-name="ce3">
            <text:p>0,442015215</text:p>
          </table:table-cell>
          <table:table-cell office:value-type="float" office:value="0.6648422483900005" table:formula="of:=ABS([.C6])" table:style-name="ce3">
            <text:p>0,664842248</text:p>
          </table:table-cell>
          <table:table-cell table:style-name="ce3"/>
          <table:table-cell office:value-type="string" table:style-name="ce3">
            <text:p>Moment zwykly 2</text:p>
          </table:table-cell>
          <table:table-cell office:value-type="float" office:value="2.20445461987874" table:formula="of:=1/[.H3]*SUM([.B:.B])" table:style-name="ce3">
            <text:p>2,20445462</text:p>
          </table:table-cell>
          <table:table-cell table:number-columns-repeated="16376" table:style-name="ce3"/>
        </table:table-row>
        <table:table-row table:style-name="ro1">
          <table:table-cell office:value-type="float" office:value="0.37432547100000002" table:style-name="ce3">
            <text:p>0,374325471</text:p>
          </table:table-cell>
          <table:table-cell office:value-type="float" office:value="0.14011955823937186" table:formula="of:=[.A7]^2" table:style-name="ce3">
            <text:p>0,140119558</text:p>
          </table:table-cell>
          <table:table-cell office:value-type="float" office:value="-0.69435897339000052" table:formula="of:=[.A7]-[.H$5]" table:style-name="ce3">
            <text:p>-0,694358973</text:p>
          </table:table-cell>
          <table:table-cell office:value-type="float" office:value="0.48213438392721547" table:formula="of:=[.C7]^2" table:style-name="ce3">
            <text:p>0,482134384</text:p>
          </table:table-cell>
          <table:table-cell office:value-type="float" office:value="0.69435897339000052" table:formula="of:=ABS([.C7])" table:style-name="ce3">
            <text:p>0,694358973</text:p>
          </table:table-cell>
          <table:table-cell table:number-columns-repeated="16379" table:style-name="ce3"/>
        </table:table-row>
        <table:table-row table:style-name="ro1">
          <table:table-cell office:value-type="float" office:value="1.8849942630000001" table:style-name="ce3">
            <text:p>1,884994263</text:p>
          </table:table-cell>
          <table:table-cell office:value-type="float" office:value="3.5532033715429132" table:formula="of:=[.A8]^2" table:style-name="ce3">
            <text:p>3,553203372</text:p>
          </table:table-cell>
          <table:table-cell office:value-type="float" office:value="0.81630981860999952" table:formula="of:=[.A8]-[.H$5]" table:style-name="ce3">
            <text:p>0,816309819</text:p>
          </table:table-cell>
          <table:table-cell office:value-type="float" office:value="0.66636171995909033" table:formula="of:=[.C8]^2" table:style-name="ce3">
            <text:p>0,66636172</text:p>
          </table:table-cell>
          <table:table-cell office:value-type="float" office:value="0.81630981860999952" table:formula="of:=ABS([.C8])" table:style-name="ce3">
            <text:p>0,816309819</text:p>
          </table:table-cell>
          <table:table-cell table:style-name="ce3"/>
          <table:table-cell office:value-type="string" table:style-name="ce3">
            <text:p>Moment centralny 1</text:p>
          </table:table-cell>
          <table:table-cell office:value-type="float" office:value="-5.4067861299245125E-16" table:formula="of:=1/[.H3]*SUM([.C:.C])" table:style-name="ce3">
            <text:p>-5,40679E-16</text:p>
          </table:table-cell>
          <table:table-cell table:number-columns-repeated="16376" table:style-name="ce3"/>
        </table:table-row>
        <table:table-row table:style-name="ro1">
          <table:table-cell office:value-type="float" office:value="0.67867604199999998" table:style-name="ce3">
            <text:p>0,678676042</text:p>
          </table:table-cell>
          <table:table-cell office:value-type="float" office:value="0.46060116998478573" table:formula="of:=[.A9]^2" table:style-name="ce3">
            <text:p>0,46060117</text:p>
          </table:table-cell>
          <table:table-cell office:value-type="float" office:value="-0.39000840239000056" table:formula="of:=[.A9]-[.H$5]" table:style-name="ce3">
            <text:p>-0,390008402</text:p>
          </table:table-cell>
          <table:table-cell office:value-type="float" office:value="0.1521065539348006" table:formula="of:=[.C9]^2" table:style-name="ce3">
            <text:p>0,152106554</text:p>
          </table:table-cell>
          <table:table-cell office:value-type="float" office:value="0.39000840239000056" table:formula="of:=ABS([.C9])" table:style-name="ce3">
            <text:p>0,390008402</text:p>
          </table:table-cell>
          <table:table-cell table:style-name="ce3"/>
          <table:table-cell office:value-type="string" table:style-name="ce3">
            <text:p>Moment centralny 2</text:p>
          </table:table-cell>
          <table:table-cell office:value-type="float" office:value="1.0623681781975767" table:formula="of:=1/[.H3]*SUM([.D:.D])" table:style-name="ce3">
            <text:p>1,062368178</text:p>
          </table:table-cell>
          <table:table-cell table:number-columns-repeated="16376" table:style-name="ce3"/>
        </table:table-row>
        <table:table-row table:style-name="ro1">
          <table:table-cell office:value-type="float" office:value="0.14133322200000001" table:style-name="ce3">
            <text:p>0,141333222</text:p>
          </table:table-cell>
          <table:table-cell office:value-type="float" office:value="1.9975079640901287E-2" table:formula="of:=[.A10]^2" table:style-name="ce3">
            <text:p>0,01997508</text:p>
          </table:table-cell>
          <table:table-cell office:value-type="float" office:value="-0.92735122239000056" table:formula="of:=[.A10]-[.H$5]" table:style-name="ce3">
            <text:p>-0,927351222</text:p>
          </table:table-cell>
          <table:table-cell office:value-type="float" office:value="0.85998028966822826" table:formula="of:=[.C10]^2" table:style-name="ce3">
            <text:p>0,85998029</text:p>
          </table:table-cell>
          <table:table-cell office:value-type="float" office:value="0.92735122239000056" table:formula="of:=ABS([.C10])" table:style-name="ce3">
            <text:p>0,927351222</text:p>
          </table:table-cell>
          <table:table-cell table:number-columns-repeated="16379" table:style-name="ce3"/>
        </table:table-row>
        <table:table-row table:style-name="ro1">
          <table:table-cell office:value-type="float" office:value="0.12823658800000001" table:style-name="ce3">
            <text:p>0,128236588</text:p>
          </table:table-cell>
          <table:table-cell office:value-type="float" office:value="1.6444622501881747E-2" table:formula="of:=[.A11]^2" table:style-name="ce3">
            <text:p>0,016444623</text:p>
          </table:table-cell>
          <table:table-cell office:value-type="float" office:value="-0.9404478563900005" table:formula="of:=[.A11]-[.H$5]" table:style-name="ce3">
            <text:p>-0,940447856</text:p>
          </table:table-cell>
          <table:table-cell office:value-type="float" office:value="0.88444217058854702" table:formula="of:=[.C11]^2" table:style-name="ce3">
            <text:p>0,884442171</text:p>
          </table:table-cell>
          <table:table-cell office:value-type="float" office:value="0.9404478563900005" table:formula="of:=ABS([.C11])" table:style-name="ce3">
            <text:p>0,940447856</text:p>
          </table:table-cell>
          <table:table-cell table:style-name="ce3"/>
          <table:table-cell office:value-type="string" table:style-name="ce3">
            <text:p>Odchylenie standardowe</text:p>
          </table:table-cell>
          <table:table-cell office:value-type="float" office:value="1.0307124614544916" table:formula="of:=SQRT([.H9])" table:style-name="ce3">
            <text:p>1,030712461</text:p>
          </table:table-cell>
          <table:table-cell table:number-columns-repeated="16376" table:style-name="ce3"/>
        </table:table-row>
        <table:table-row table:style-name="ro1">
          <table:table-cell office:value-type="float" office:value="0.12579433400000001" table:style-name="ce3">
            <text:p>0,125794334</text:p>
          </table:table-cell>
          <table:table-cell office:value-type="float" office:value="1.5824214466503558E-2" table:formula="of:=[.A12]^2" table:style-name="ce3">
            <text:p>0,015824214</text:p>
          </table:table-cell>
          <table:table-cell office:value-type="float" office:value="-0.94289011039000048" table:formula="of:=[.A12]-[.H$5]" table:style-name="ce3">
            <text:p>-0,94289011</text:p>
          </table:table-cell>
          <table:table-cell office:value-type="float" office:value="0.88904176027126725" table:formula="of:=[.C12]^2" table:style-name="ce3">
            <text:p>0,88904176</text:p>
          </table:table-cell>
          <table:table-cell office:value-type="float" office:value="0.94289011039000048" table:formula="of:=ABS([.C12])" table:style-name="ce3">
            <text:p>0,94289011</text:p>
          </table:table-cell>
          <table:table-cell table:style-name="ce3"/>
          <table:table-cell office:value-type="string" table:style-name="ce3">
            <text:p>Odchylenie przecietne</text:p>
          </table:table-cell>
          <table:table-cell office:value-type="float" office:value="0.74793776082359997" table:formula="of:=1/[.H3]*SUM([.E:.E])" table:style-name="ce3">
            <text:p>0,747937761</text:p>
          </table:table-cell>
          <table:table-cell table:number-columns-repeated="16376" table:style-name="ce3"/>
        </table:table-row>
        <table:table-row table:style-name="ro1">
          <table:table-cell office:value-type="float" office:value="1.2282349260000001" table:style-name="ce1">
            <text:p>1,228234926</text:p>
          </table:table-cell>
          <table:table-cell office:value-type="float" office:value="1.5085610334462256" table:formula="of:=[.A13]^2" table:style-name="ce1">
            <text:p>1,508561033</text:p>
          </table:table-cell>
          <table:table-cell office:value-type="float" office:value="0.15955048160999952" table:formula="of:=[.A13]-[.H$5]" table:style-name="ce1">
            <text:p>0,159550482</text:p>
          </table:table-cell>
          <table:table-cell office:value-type="float" office:value="2.5456356181982793E-2" table:formula="of:=[.C13]^2" table:style-name="ce1">
            <text:p>0,025456356</text:p>
          </table:table-cell>
          <table:table-cell office:value-type="float" office:value="0.15955048160999952" table:formula="of:=ABS([.C13])" table:style-name="ce1">
            <text:p>0,159550482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1.0653339550000001" table:style-name="ce1">
            <text:p>1,065333955</text:p>
          </table:table-cell>
          <table:table-cell office:value-type="float" office:value="1.1349364356759422" table:formula="of:=[.A14]^2" table:style-name="ce1">
            <text:p>1,134936436</text:p>
          </table:table-cell>
          <table:table-cell office:value-type="float" office:value="-3.3504893900004884E-3" table:formula="of:=[.A14]-[.H$5]" table:style-name="ce1">
            <text:p>-0,003350489</text:p>
          </table:table-cell>
          <table:table-cell office:value-type="float" office:value="1.1225779152505845E-5" table:formula="of:=[.C14]^2" table:style-name="ce1">
            <text:p>1,12258E-05</text:p>
          </table:table-cell>
          <table:table-cell office:value-type="float" office:value="3.3504893900004884E-3" table:formula="of:=ABS([.C14])" table:style-name="ce1">
            <text:p>0,003350489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0.71779300000000001" table:style-name="ce1">
            <text:p>0,717793</text:p>
          </table:table-cell>
          <table:table-cell office:value-type="float" office:value="0.51522679084900003" table:formula="of:=[.A15]^2" table:style-name="ce1">
            <text:p>0,515226791</text:p>
          </table:table-cell>
          <table:table-cell office:value-type="float" office:value="-0.35089144439000053" table:formula="of:=[.A15]-[.H$5]" table:style-name="ce1">
            <text:p>-0,350891444</text:p>
          </table:table-cell>
          <table:table-cell office:value-type="float" office:value="0.12312480574610084" table:formula="of:=[.C15]^2" table:style-name="ce1">
            <text:p>0,123124806</text:p>
          </table:table-cell>
          <table:table-cell office:value-type="float" office:value="0.35089144439000053" table:formula="of:=ABS([.C15])" table:style-name="ce1">
            <text:p>0,350891444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1.977206977" table:style-name="ce1">
            <text:p>1,977206977</text:p>
          </table:table-cell>
          <table:table-cell office:value-type="float" office:value="3.9093474298974789" table:formula="of:=[.A16]^2" table:style-name="ce1">
            <text:p>3,90934743</text:p>
          </table:table-cell>
          <table:table-cell office:value-type="float" office:value="0.90852253260999949" table:formula="of:=[.A16]-[.H$5]" table:style-name="ce1">
            <text:p>0,908522533</text:p>
          </table:table-cell>
          <table:table-cell office:value-type="float" office:value="0.82541319226008758" table:formula="of:=[.C16]^2" table:style-name="ce1">
            <text:p>0,825413192</text:p>
          </table:table-cell>
          <table:table-cell office:value-type="float" office:value="0.90852253260999949" table:formula="of:=ABS([.C16])" table:style-name="ce1">
            <text:p>0,908522533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1.778943918" table:style-name="ce1">
            <text:p>1,778943918</text:p>
          </table:table-cell>
          <table:table-cell office:value-type="float" office:value="3.1646414633891906" table:formula="of:=[.A17]^2" table:style-name="ce1">
            <text:p>3,164641463</text:p>
          </table:table-cell>
          <table:table-cell office:value-type="float" office:value="0.71025947360999941" table:formula="of:=[.A17]-[.H$5]" table:style-name="ce1">
            <text:p>0,710259474</text:p>
          </table:table-cell>
          <table:table-cell office:value-type="float" office:value="0.50446851985275343" table:formula="of:=[.C17]^2" table:style-name="ce1">
            <text:p>0,50446852</text:p>
          </table:table-cell>
          <table:table-cell office:value-type="float" office:value="0.71025947360999941" table:formula="of:=ABS([.C17])" table:style-name="ce1">
            <text:p>0,710259474</text:p>
          </table:table-cell>
          <table:table-cell table:number-columns-repeated="16379"/>
        </table:table-row>
        <table:table-row table:style-name="ro1">
          <table:table-cell office:value-type="float" office:value="1.552895768" table:style-name="ce1">
            <text:p>1,552895768</text:p>
          </table:table-cell>
          <table:table-cell office:value-type="float" office:value="2.4114852662723099" table:formula="of:=[.A18]^2" table:style-name="ce1">
            <text:p>2,411485266</text:p>
          </table:table-cell>
          <table:table-cell office:value-type="float" office:value="0.48421132360999941" table:formula="of:=[.A18]-[.H$5]" table:style-name="ce1">
            <text:p>0,484211324</text:p>
          </table:table-cell>
          <table:table-cell office:value-type="float" office:value="0.23446060591214757" table:formula="of:=[.C18]^2" table:style-name="ce1">
            <text:p>0,234460606</text:p>
          </table:table-cell>
          <table:table-cell office:value-type="float" office:value="0.48421132360999941" table:formula="of:=ABS([.C18])" table:style-name="ce1">
            <text:p>0,484211324</text:p>
          </table:table-cell>
          <table:table-cell table:number-columns-repeated="16379"/>
        </table:table-row>
        <table:table-row table:style-name="ro1">
          <table:table-cell office:value-type="float" office:value="0.40342946200000002" table:style-name="ce1">
            <text:p>0,403429462</text:p>
          </table:table-cell>
          <table:table-cell office:value-type="float" office:value="0.16275533080960947" table:formula="of:=[.A19]^2" table:style-name="ce1">
            <text:p>0,162755331</text:p>
          </table:table-cell>
          <table:table-cell office:value-type="float" office:value="-0.66525498239000047" table:formula="of:=[.A19]-[.H$5]" table:style-name="ce1">
            <text:p>-0,665254982</text:p>
          </table:table-cell>
          <table:table-cell office:value-type="float" office:value="0.44256419159471982" table:formula="of:=[.C19]^2" table:style-name="ce1">
            <text:p>0,442564192</text:p>
          </table:table-cell>
          <table:table-cell office:value-type="float" office:value="0.66525498239000047" table:formula="of:=ABS([.C19])" table:style-name="ce1">
            <text:p>0,665254982</text:p>
          </table:table-cell>
          <table:table-cell table:number-columns-repeated="16379"/>
        </table:table-row>
        <table:table-row table:style-name="ro1">
          <table:table-cell office:value-type="float" office:value="3.8543350059999999" table:style-name="ce1">
            <text:p>3,854335006</text:p>
          </table:table-cell>
          <table:table-cell office:value-type="float" office:value="14.855898338477019" table:formula="of:=[.A20]^2" table:style-name="ce1">
            <text:p>14,85589834</text:p>
          </table:table-cell>
          <table:table-cell office:value-type="float" office:value="2.7856505616099994" table:formula="of:=[.A20]-[.H$5]" table:style-name="ce1">
            <text:p>2,785650562</text:p>
          </table:table-cell>
          <table:table-cell office:value-type="float" office:value="7.7598490513981044" table:formula="of:=[.C20]^2" table:style-name="ce1">
            <text:p>7,759849051</text:p>
          </table:table-cell>
          <table:table-cell office:value-type="float" office:value="2.7856505616099994" table:formula="of:=ABS([.C20])" table:style-name="ce1">
            <text:p>2,785650562</text:p>
          </table:table-cell>
          <table:table-cell table:number-columns-repeated="16379"/>
        </table:table-row>
        <table:table-row table:style-name="ro1">
          <table:table-cell office:value-type="float" office:value="0.58215187800000001" table:style-name="ce1">
            <text:p>0,582151878</text:p>
          </table:table-cell>
          <table:table-cell office:value-type="float" office:value="0.33890080905892689" table:formula="of:=[.A21]^2" table:style-name="ce1">
            <text:p>0,338900809</text:p>
          </table:table-cell>
          <table:table-cell office:value-type="float" office:value="-0.48653256639000053" table:formula="of:=[.A21]-[.H$5]" table:style-name="ce1">
            <text:p>-0,486532566</text:p>
          </table:table-cell>
          <table:table-cell office:value-type="float" office:value="0.23671393815804029" table:formula="of:=[.C21]^2" table:style-name="ce1">
            <text:p>0,236713938</text:p>
          </table:table-cell>
          <table:table-cell office:value-type="float" office:value="0.48653256639000053" table:formula="of:=ABS([.C21])" table:style-name="ce1">
            <text:p>0,486532566</text:p>
          </table:table-cell>
          <table:table-cell table:number-columns-repeated="16379"/>
        </table:table-row>
        <table:table-row table:style-name="ro1">
          <table:table-cell office:value-type="float" office:value="1.0895270180000001" table:style-name="ce1">
            <text:p>1,089527018</text:p>
          </table:table-cell>
          <table:table-cell office:value-type="float" office:value="1.1870691229519725" table:formula="of:=[.A22]^2" table:style-name="ce1">
            <text:p>1,187069123</text:p>
          </table:table-cell>
          <table:table-cell office:value-type="float" office:value="2.0842573609999526E-2" table:formula="of:=[.A22]-[.H$5]" table:style-name="ce1">
            <text:p>0,020842574</text:p>
          </table:table-cell>
          <table:table-cell office:value-type="float" office:value="4.3441287468824866E-4" table:formula="of:=[.C22]^2" table:style-name="ce1">
            <text:p>0,000434413</text:p>
          </table:table-cell>
          <table:table-cell office:value-type="float" office:value="2.0842573609999526E-2" table:formula="of:=ABS([.C22])" table:style-name="ce1">
            <text:p>0,020842574</text:p>
          </table:table-cell>
          <table:table-cell table:number-columns-repeated="16379"/>
        </table:table-row>
        <table:table-row table:style-name="ro1">
          <table:table-cell office:value-type="float" office:value="0.14524952399999999" table:style-name="ce1">
            <text:p>0,145249524</text:p>
          </table:table-cell>
          <table:table-cell office:value-type="float" office:value="2.1097424222226574E-2" table:formula="of:=[.A23]^2" table:style-name="ce1">
            <text:p>0,021097424</text:p>
          </table:table-cell>
          <table:table-cell office:value-type="float" office:value="-0.92343492039000052" table:formula="of:=[.A23]-[.H$5]" table:style-name="ce1">
            <text:p>-0,92343492</text:p>
          </table:table-cell>
          <table:table-cell office:value-type="float" office:value="0.8527320521956866" table:formula="of:=[.C23]^2" table:style-name="ce1">
            <text:p>0,852732052</text:p>
          </table:table-cell>
          <table:table-cell office:value-type="float" office:value="0.92343492039000052" table:formula="of:=ABS([.C23])" table:style-name="ce1">
            <text:p>0,92343492</text:p>
          </table:table-cell>
          <table:table-cell table:number-columns-repeated="16379"/>
        </table:table-row>
        <table:table-row table:style-name="ro1">
          <table:table-cell office:value-type="float" office:value="0.26050871199999998" table:style-name="ce1">
            <text:p>0,260508712</text:p>
          </table:table-cell>
          <table:table-cell office:value-type="float" office:value="6.7864789027898928E-2" table:formula="of:=[.A24]^2" table:style-name="ce1">
            <text:p>0,067864789</text:p>
          </table:table-cell>
          <table:table-cell office:value-type="float" office:value="-0.80817573239000051" table:formula="of:=[.A24]-[.H$5]" table:style-name="ce1">
            <text:p>-0,808175732</text:p>
          </table:table-cell>
          <table:table-cell office:value-type="float" office:value="0.65314801442411374" table:formula="of:=[.C24]^2" table:style-name="ce1">
            <text:p>0,653148014</text:p>
          </table:table-cell>
          <table:table-cell office:value-type="float" office:value="0.80817573239000051" table:formula="of:=ABS([.C24])" table:style-name="ce1">
            <text:p>0,808175732</text:p>
          </table:table-cell>
          <table:table-cell table:number-columns-repeated="16379"/>
        </table:table-row>
        <table:table-row table:style-name="ro1">
          <table:table-cell office:value-type="float" office:value="0.261632898" table:style-name="ce1">
            <text:p>0,261632898</text:p>
          </table:table-cell>
          <table:table-cell office:value-type="float" office:value="6.84517733158784E-2" table:formula="of:=[.A25]^2" table:style-name="ce1">
            <text:p>0,068451773</text:p>
          </table:table-cell>
          <table:table-cell office:value-type="float" office:value="-0.80705154639000054" table:formula="of:=[.A25]-[.H$5]" table:style-name="ce1">
            <text:p>-0,807051546</text:p>
          </table:table-cell>
          <table:table-cell office:value-type="float" office:value="0.65133219853049118" table:formula="of:=[.C25]^2" table:style-name="ce1">
            <text:p>0,651332199</text:p>
          </table:table-cell>
          <table:table-cell office:value-type="float" office:value="0.80705154639000054" table:formula="of:=ABS([.C25])" table:style-name="ce1">
            <text:p>0,807051546</text:p>
          </table:table-cell>
          <table:table-cell table:number-columns-repeated="16379"/>
        </table:table-row>
        <table:table-row table:style-name="ro1">
          <table:table-cell office:value-type="float" office:value="0.114285572" table:style-name="ce1">
            <text:p>0,114285572</text:p>
          </table:table-cell>
          <table:table-cell office:value-type="float" office:value="1.3061191967367184E-2" table:formula="of:=[.A26]^2" table:style-name="ce1">
            <text:p>0,013061192</text:p>
          </table:table-cell>
          <table:table-cell office:value-type="float" office:value="-0.95439887239000054" table:formula="of:=[.A26]-[.H$5]" table:style-name="ce1">
            <text:p>-0,954398872</text:p>
          </table:table-cell>
          <table:table-cell office:value-type="float" office:value="0.91087720761930457" table:formula="of:=[.C26]^2" table:style-name="ce1">
            <text:p>0,910877208</text:p>
          </table:table-cell>
          <table:table-cell office:value-type="float" office:value="0.95439887239000054" table:formula="of:=ABS([.C26])" table:style-name="ce1">
            <text:p>0,954398872</text:p>
          </table:table-cell>
          <table:table-cell table:number-columns-repeated="16379"/>
        </table:table-row>
        <table:table-row table:style-name="ro1">
          <table:table-cell office:value-type="float" office:value="0.38442078800000001" table:style-name="ce1">
            <text:p>0,384420788</text:p>
          </table:table-cell>
          <table:table-cell office:value-type="float" office:value="0.14777934224654096" table:formula="of:=[.A27]^2" table:style-name="ce1">
            <text:p>0,147779342</text:p>
          </table:table-cell>
          <table:table-cell office:value-type="float" office:value="-0.68426365639000053" table:formula="of:=[.A27]-[.H$5]" table:style-name="ce1">
            <text:p>-0,684263656</text:p>
          </table:table-cell>
          <table:table-cell office:value-type="float" office:value="0.46821675145621272" table:formula="of:=[.C27]^2" table:style-name="ce1">
            <text:p>0,468216751</text:p>
          </table:table-cell>
          <table:table-cell office:value-type="float" office:value="0.68426365639000053" table:formula="of:=ABS([.C27])" table:style-name="ce1">
            <text:p>0,684263656</text:p>
          </table:table-cell>
          <table:table-cell table:number-columns-repeated="16379"/>
        </table:table-row>
        <table:table-row table:style-name="ro1">
          <table:table-cell office:value-type="float" office:value="0.64428894800000003" table:style-name="ce1">
            <text:p>0,644288948</text:p>
          </table:table-cell>
          <table:table-cell office:value-type="float" office:value="0.41510824851494676" table:formula="of:=[.A28]^2" table:style-name="ce1">
            <text:p>0,415108249</text:p>
          </table:table-cell>
          <table:table-cell office:value-type="float" office:value="-0.42439549639000052" table:formula="of:=[.A28]-[.H$5]" table:style-name="ce1">
            <text:p>-0,424395496</text:p>
          </table:table-cell>
          <table:table-cell office:value-type="float" office:value="0.18011153735611493" table:formula="of:=[.C28]^2" table:style-name="ce1">
            <text:p>0,180111537</text:p>
          </table:table-cell>
          <table:table-cell office:value-type="float" office:value="0.42439549639000052" table:formula="of:=ABS([.C28])" table:style-name="ce1">
            <text:p>0,424395496</text:p>
          </table:table-cell>
          <table:table-cell table:number-columns-repeated="16379"/>
        </table:table-row>
        <table:table-row table:style-name="ro1">
          <table:table-cell office:value-type="float" office:value="0.84057216599999995" table:style-name="ce1">
            <text:p>0,840572166</text:p>
          </table:table-cell>
          <table:table-cell office:value-type="float" office:value="0.70656156625393152" table:formula="of:=[.A29]^2" table:style-name="ce1">
            <text:p>0,706561566</text:p>
          </table:table-cell>
          <table:table-cell office:value-type="float" office:value="-0.22811227839000059" table:formula="of:=[.A29]-[.H$5]" table:style-name="ce1">
            <text:p>-0,228112278</text:p>
          </table:table-cell>
          <table:table-cell office:value-type="float" office:value="5.2035211552277132E-2" table:formula="of:=[.C29]^2" table:style-name="ce1">
            <text:p>0,052035212</text:p>
          </table:table-cell>
          <table:table-cell office:value-type="float" office:value="0.22811227839000059" table:formula="of:=ABS([.C29])" table:style-name="ce1">
            <text:p>0,228112278</text:p>
          </table:table-cell>
          <table:table-cell table:number-columns-repeated="16379"/>
        </table:table-row>
        <table:table-row table:style-name="ro1">
          <table:table-cell office:value-type="float" office:value="0.25887263300000002" table:style-name="ce1">
            <text:p>0,258872633</text:p>
          </table:table-cell>
          <table:table-cell office:value-type="float" office:value="6.7015040116352703E-2" table:formula="of:=[.A30]^2" table:style-name="ce1">
            <text:p>0,06701504</text:p>
          </table:table-cell>
          <table:table-cell office:value-type="float" office:value="-0.80981181139000058" table:formula="of:=[.A30]-[.H$5]" table:style-name="ce1">
            <text:p>-0,809811811</text:p>
          </table:table-cell>
          <table:table-cell office:value-type="float" office:value="0.6557951698667539" table:formula="of:=[.C30]^2" table:style-name="ce1">
            <text:p>0,65579517</text:p>
          </table:table-cell>
          <table:table-cell office:value-type="float" office:value="0.80981181139000058" table:formula="of:=ABS([.C30])" table:style-name="ce1">
            <text:p>0,809811811</text:p>
          </table:table-cell>
          <table:table-cell table:number-columns-repeated="16379"/>
        </table:table-row>
        <table:table-row table:style-name="ro1">
          <table:table-cell office:value-type="float" office:value="1.4722189269999999" table:style-name="ce1">
            <text:p>1,472218927</text:p>
          </table:table-cell>
          <table:table-cell office:value-type="float" office:value="2.167428569017031" table:formula="of:=[.A31]^2" table:style-name="ce1">
            <text:p>2,167428569</text:p>
          </table:table-cell>
          <table:table-cell office:value-type="float" office:value="0.40353448260999936" table:formula="of:=[.A31]-[.H$5]" table:style-name="ce1">
            <text:p>0,403534483</text:p>
          </table:table-cell>
          <table:table-cell office:value-type="float" office:value="0.16284007865531988" table:formula="of:=[.C31]^2" table:style-name="ce1">
            <text:p>0,162840079</text:p>
          </table:table-cell>
          <table:table-cell office:value-type="float" office:value="0.40353448260999936" table:formula="of:=ABS([.C31])" table:style-name="ce1">
            <text:p>0,403534483</text:p>
          </table:table-cell>
          <table:table-cell table:number-columns-repeated="16379"/>
        </table:table-row>
        <table:table-row table:style-name="ro1">
          <table:table-cell office:value-type="float" office:value="4.0450439149999999" table:style-name="ce1">
            <text:p>4,045043915</text:p>
          </table:table-cell>
          <table:table-cell office:value-type="float" office:value="16.362380274278525" table:formula="of:=[.A32]^2" table:style-name="ce1">
            <text:p>16,36238027</text:p>
          </table:table-cell>
          <table:table-cell office:value-type="float" office:value="2.9763594706099994" table:formula="of:=[.A32]-[.H$5]" table:style-name="ce1">
            <text:p>2,976359471</text:p>
          </table:table-cell>
          <table:table-cell office:value-type="float" office:value="8.858715698289835" table:formula="of:=[.C32]^2" table:style-name="ce1">
            <text:p>8,858715698</text:p>
          </table:table-cell>
          <table:table-cell office:value-type="float" office:value="2.9763594706099994" table:formula="of:=ABS([.C32])" table:style-name="ce1">
            <text:p>2,976359471</text:p>
          </table:table-cell>
          <table:table-cell table:number-columns-repeated="16379"/>
        </table:table-row>
        <table:table-row table:style-name="ro1">
          <table:table-cell office:value-type="float" office:value="1.521298611" table:style-name="ce1">
            <text:p>1,521298611</text:p>
          </table:table-cell>
          <table:table-cell office:value-type="float" office:value="2.3143494638305291" table:formula="of:=[.A33]^2" table:style-name="ce1">
            <text:p>2,314349464</text:p>
          </table:table-cell>
          <table:table-cell office:value-type="float" office:value="0.45261416660999942" table:formula="of:=[.A33]-[.H$5]" table:style-name="ce1">
            <text:p>0,452614167</text:p>
          </table:table-cell>
          <table:table-cell office:value-type="float" office:value="0.20485958381606431" table:formula="of:=[.C33]^2" table:style-name="ce1">
            <text:p>0,204859584</text:p>
          </table:table-cell>
          <table:table-cell office:value-type="float" office:value="0.45261416660999942" table:formula="of:=ABS([.C33])" table:style-name="ce1">
            <text:p>0,452614167</text:p>
          </table:table-cell>
          <table:table-cell table:number-columns-repeated="16379"/>
        </table:table-row>
        <table:table-row table:style-name="ro1">
          <table:table-cell office:value-type="float" office:value="0.85711747800000004" table:style-name="ce1">
            <text:p>0,857117478</text:p>
          </table:table-cell>
          <table:table-cell office:value-type="float" office:value="0.73465037109308051" table:formula="of:=[.A34]^2" table:style-name="ce1">
            <text:p>0,734650371</text:p>
          </table:table-cell>
          <table:table-cell office:value-type="float" office:value="-0.2115669663900005" table:formula="of:=[.A34]-[.H$5]" table:style-name="ce1">
            <text:p>-0,211566966</text:p>
          </table:table-cell>
          <table:table-cell office:value-type="float" office:value="4.4760581267467604E-2" table:formula="of:=[.C34]^2" table:style-name="ce1">
            <text:p>0,044760581</text:p>
          </table:table-cell>
          <table:table-cell office:value-type="float" office:value="0.2115669663900005" table:formula="of:=ABS([.C34])" table:style-name="ce1">
            <text:p>0,211566966</text:p>
          </table:table-cell>
          <table:table-cell table:number-columns-repeated="16379"/>
        </table:table-row>
        <table:table-row table:style-name="ro1">
          <table:table-cell office:value-type="float" office:value="0.99544650800000001" table:style-name="ce1">
            <text:p>0,995446508</text:p>
          </table:table-cell>
          <table:table-cell office:value-type="float" office:value="0.9909137502893941" table:formula="of:=[.A35]^2" table:style-name="ce1">
            <text:p>0,99091375</text:p>
          </table:table-cell>
          <table:table-cell office:value-type="float" office:value="-7.3237936390000535E-2" table:formula="of:=[.A35]-[.H$5]" table:style-name="ce1">
            <text:p>-0,073237936</text:p>
          </table:table-cell>
          <table:table-cell office:value-type="float" office:value="5.3637953266657649E-3" table:formula="of:=[.C35]^2" table:style-name="ce1">
            <text:p>0,005363795</text:p>
          </table:table-cell>
          <table:table-cell office:value-type="float" office:value="7.3237936390000535E-2" table:formula="of:=ABS([.C35])" table:style-name="ce1">
            <text:p>0,073237936</text:p>
          </table:table-cell>
          <table:table-cell table:number-columns-repeated="16379"/>
        </table:table-row>
        <table:table-row table:style-name="ro1">
          <table:table-cell office:value-type="float" office:value="4.9143678000000003E-2" table:style-name="ce1">
            <text:p>0,049143678</text:p>
          </table:table-cell>
          <table:table-cell office:value-type="float" office:value="2.4151010873676845E-3" table:formula="of:=[.A36]^2" table:style-name="ce1">
            <text:p>0,002415101</text:p>
          </table:table-cell>
          <table:table-cell office:value-type="float" office:value="-1.0195407663900005" table:formula="of:=[.A36]-[.H$5]" table:style-name="ce1">
            <text:p>-1,019540766</text:p>
          </table:table-cell>
          <table:table-cell office:value-type="float" office:value="1.0394633743311095" table:formula="of:=[.C36]^2" table:style-name="ce1">
            <text:p>1,039463374</text:p>
          </table:table-cell>
          <table:table-cell office:value-type="float" office:value="1.0195407663900005" table:formula="of:=ABS([.C36])" table:style-name="ce1">
            <text:p>1,019540766</text:p>
          </table:table-cell>
          <table:table-cell table:number-columns-repeated="16379"/>
        </table:table-row>
        <table:table-row table:style-name="ro1">
          <table:table-cell office:value-type="float" office:value="0.54027169100000005" table:style-name="ce1">
            <text:p>0,540271691</text:p>
          </table:table-cell>
          <table:table-cell office:value-type="float" office:value="0.29189350009599951" table:formula="of:=[.A37]^2" table:style-name="ce1">
            <text:p>0,2918935</text:p>
          </table:table-cell>
          <table:table-cell office:value-type="float" office:value="-0.52841275339000049" table:formula="of:=[.A37]-[.H$5]" table:style-name="ce1">
            <text:p>-0,528412753</text:p>
          </table:table-cell>
          <table:table-cell office:value-type="float" office:value="0.27922003794520145" table:formula="of:=[.C37]^2" table:style-name="ce1">
            <text:p>0,279220038</text:p>
          </table:table-cell>
          <table:table-cell office:value-type="float" office:value="0.52841275339000049" table:formula="of:=ABS([.C37])" table:style-name="ce1">
            <text:p>0,528412753</text:p>
          </table:table-cell>
          <table:table-cell table:number-columns-repeated="16379"/>
        </table:table-row>
        <table:table-row table:style-name="ro1">
          <table:table-cell office:value-type="float" office:value="0.85830418799999997" table:style-name="ce1">
            <text:p>0,858304188</text:p>
          </table:table-cell>
          <table:table-cell office:value-type="float" office:value="0.73668607913833928" table:formula="of:=[.A38]^2" table:style-name="ce1">
            <text:p>0,736686079</text:p>
          </table:table-cell>
          <table:table-cell office:value-type="float" office:value="-0.21038025639000058" table:formula="of:=[.A38]-[.H$5]" table:style-name="ce1">
            <text:p>-0,210380256</text:p>
          </table:table-cell>
          <table:table-cell office:value-type="float" office:value="4.4259852278722381E-2" table:formula="of:=[.C38]^2" table:style-name="ce1">
            <text:p>0,044259852</text:p>
          </table:table-cell>
          <table:table-cell office:value-type="float" office:value="0.21038025639000058" table:formula="of:=ABS([.C38])" table:style-name="ce1">
            <text:p>0,210380256</text:p>
          </table:table-cell>
          <table:table-cell table:number-columns-repeated="16379"/>
        </table:table-row>
        <table:table-row table:style-name="ro1">
          <table:table-cell office:value-type="float" office:value="1.073826809" table:style-name="ce1">
            <text:p>1,073826809</text:p>
          </table:table-cell>
          <table:table-cell office:value-type="float" office:value="1.1531040157271226" table:formula="of:=[.A39]^2" table:style-name="ce1">
            <text:p>1,153104016</text:p>
          </table:table-cell>
          <table:table-cell office:value-type="float" office:value="5.1423646099995057E-3" table:formula="of:=[.A39]-[.H$5]" table:style-name="ce1">
            <text:p>0,005142365</text:p>
          </table:table-cell>
          <table:table-cell office:value-type="float" office:value="2.6443913782175368E-5" table:formula="of:=[.C39]^2" table:style-name="ce1">
            <text:p>2,64439E-05</text:p>
          </table:table-cell>
          <table:table-cell office:value-type="float" office:value="5.1423646099995057E-3" table:formula="of:=ABS([.C39])" table:style-name="ce1">
            <text:p>0,005142365</text:p>
          </table:table-cell>
          <table:table-cell table:number-columns-repeated="16379"/>
        </table:table-row>
        <table:table-row table:style-name="ro1">
          <table:table-cell office:value-type="float" office:value="4.5707022420000003" table:style-name="ce1">
            <text:p>4,570702242</text:p>
          </table:table-cell>
          <table:table-cell office:value-type="float" office:value="20.89131898502383" table:formula="of:=[.A40]^2" table:style-name="ce1">
            <text:p>20,89131899</text:p>
          </table:table-cell>
          <table:table-cell office:value-type="float" office:value="3.5020177976099998" table:formula="of:=[.A40]-[.H$5]" table:style-name="ce1">
            <text:p>3,502017798</text:p>
          </table:table-cell>
          <table:table-cell office:value-type="float" office:value="12.264128654777194" table:formula="of:=[.C40]^2" table:style-name="ce1">
            <text:p>12,26412865</text:p>
          </table:table-cell>
          <table:table-cell office:value-type="float" office:value="3.5020177976099998" table:formula="of:=ABS([.C40])" table:style-name="ce1">
            <text:p>3,502017798</text:p>
          </table:table-cell>
          <table:table-cell table:number-columns-repeated="16379"/>
        </table:table-row>
        <table:table-row table:style-name="ro1">
          <table:table-cell office:value-type="float" office:value="1.139099444" table:style-name="ce1">
            <text:p>1,139099444</text:p>
          </table:table-cell>
          <table:table-cell office:value-type="float" office:value="1.297547543321109" table:formula="of:=[.A41]^2" table:style-name="ce1">
            <text:p>1,297547543</text:p>
          </table:table-cell>
          <table:table-cell office:value-type="float" office:value="7.0414999609999418E-2" table:formula="of:=[.A41]-[.H$5]" table:style-name="ce1">
            <text:p>0,070415</text:p>
          </table:table-cell>
          <table:table-cell office:value-type="float" office:value="4.9582721700762184E-3" table:formula="of:=[.C41]^2" table:style-name="ce1">
            <text:p>0,004958272</text:p>
          </table:table-cell>
          <table:table-cell office:value-type="float" office:value="7.0414999609999418E-2" table:formula="of:=ABS([.C41])" table:style-name="ce1">
            <text:p>0,070415</text:p>
          </table:table-cell>
          <table:table-cell table:number-columns-repeated="16379"/>
        </table:table-row>
        <table:table-row table:style-name="ro1">
          <table:table-cell office:value-type="float" office:value="1.533658215" table:style-name="ce1">
            <text:p>1,533658215</text:p>
          </table:table-cell>
          <table:table-cell office:value-type="float" office:value="2.3521075204369861" table:formula="of:=[.A42]^2" table:style-name="ce1">
            <text:p>2,35210752</text:p>
          </table:table-cell>
          <table:table-cell office:value-type="float" office:value="0.46497377060999945" table:formula="of:=[.A42]-[.H$5]" table:style-name="ce1">
            <text:p>0,464973771</text:p>
          </table:table-cell>
          <table:table-cell office:value-type="float" office:value="0.21620060735528038" table:formula="of:=[.C42]^2" table:style-name="ce1">
            <text:p>0,216200607</text:p>
          </table:table-cell>
          <table:table-cell office:value-type="float" office:value="0.46497377060999945" table:formula="of:=ABS([.C42])" table:style-name="ce1">
            <text:p>0,464973771</text:p>
          </table:table-cell>
          <table:table-cell table:number-columns-repeated="16379"/>
        </table:table-row>
        <table:table-row table:style-name="ro1">
          <table:table-cell office:value-type="float" office:value="1.413991805" table:style-name="ce1">
            <text:p>1,413991805</text:p>
          </table:table-cell>
          <table:table-cell office:value-type="float" office:value="1.999372824607158" table:formula="of:=[.A43]^2" table:style-name="ce1">
            <text:p>1,999372825</text:p>
          </table:table-cell>
          <table:table-cell office:value-type="float" office:value="0.34530736060999945" table:formula="of:=[.A43]-[.H$5]" table:style-name="ce1">
            <text:p>0,345307361</text:p>
          </table:table-cell>
          <table:table-cell office:value-type="float" office:value="0.1192371732914442" table:formula="of:=[.C43]^2" table:style-name="ce1">
            <text:p>0,119237173</text:p>
          </table:table-cell>
          <table:table-cell office:value-type="float" office:value="0.34530736060999945" table:formula="of:=ABS([.C43])" table:style-name="ce1">
            <text:p>0,345307361</text:p>
          </table:table-cell>
          <table:table-cell table:number-columns-repeated="16379"/>
        </table:table-row>
        <table:table-row table:style-name="ro1">
          <table:table-cell office:value-type="float" office:value="0.18976491600000001" table:style-name="ce1">
            <text:p>0,189764916</text:p>
          </table:table-cell>
          <table:table-cell office:value-type="float" office:value="3.6010723344487058E-2" table:formula="of:=[.A44]^2" table:style-name="ce1">
            <text:p>0,036010723</text:p>
          </table:table-cell>
          <table:table-cell office:value-type="float" office:value="-0.87891952839000054" table:formula="of:=[.A44]-[.H$5]" table:style-name="ce1">
            <text:p>-0,878919528</text:p>
          </table:table-cell>
          <table:table-cell office:value-type="float" office:value="0.77249953738530097" table:formula="of:=[.C44]^2" table:style-name="ce1">
            <text:p>0,772499537</text:p>
          </table:table-cell>
          <table:table-cell office:value-type="float" office:value="0.87891952839000054" table:formula="of:=ABS([.C44])" table:style-name="ce1">
            <text:p>0,878919528</text:p>
          </table:table-cell>
          <table:table-cell table:number-columns-repeated="16379"/>
        </table:table-row>
        <table:table-row table:style-name="ro1">
          <table:table-cell office:value-type="float" office:value="1.4622848850000001" table:style-name="ce1">
            <text:p>1,462284885</text:p>
          </table:table-cell>
          <table:table-cell office:value-type="float" office:value="2.1382770848994634" table:formula="of:=[.A45]^2" table:style-name="ce1">
            <text:p>2,138277085</text:p>
          </table:table-cell>
          <table:table-cell office:value-type="float" office:value="0.39360044060999955" table:formula="of:=[.A45]-[.H$5]" table:style-name="ce1">
            <text:p>0,393600441</text:p>
          </table:table-cell>
          <table:table-cell office:value-type="float" office:value="0.15492130684838579" table:formula="of:=[.C45]^2" table:style-name="ce1">
            <text:p>0,154921307</text:p>
          </table:table-cell>
          <table:table-cell office:value-type="float" office:value="0.39360044060999955" table:formula="of:=ABS([.C45])" table:style-name="ce1">
            <text:p>0,393600441</text:p>
          </table:table-cell>
          <table:table-cell table:number-columns-repeated="16379"/>
        </table:table-row>
        <table:table-row table:style-name="ro1">
          <table:table-cell office:value-type="float" office:value="0.12574991399999999" table:style-name="ce1">
            <text:p>0,125749914</text:p>
          </table:table-cell>
          <table:table-cell office:value-type="float" office:value="1.5813040871007395E-2" table:formula="of:=[.A46]^2" table:style-name="ce1">
            <text:p>0,015813041</text:p>
          </table:table-cell>
          <table:table-cell office:value-type="float" office:value="-0.94293453039000052" table:formula="of:=[.A46]-[.H$5]" table:style-name="ce1">
            <text:p>-0,94293453</text:p>
          </table:table-cell>
          <table:table-cell office:value-type="float" office:value="0.88912552860181082" table:formula="of:=[.C46]^2" table:style-name="ce1">
            <text:p>0,889125529</text:p>
          </table:table-cell>
          <table:table-cell office:value-type="float" office:value="0.94293453039000052" table:formula="of:=ABS([.C46])" table:style-name="ce1">
            <text:p>0,94293453</text:p>
          </table:table-cell>
          <table:table-cell table:number-columns-repeated="16379"/>
        </table:table-row>
        <table:table-row table:style-name="ro1">
          <table:table-cell office:value-type="float" office:value="2.5561788650000001" table:style-name="ce1">
            <text:p>2,556178865</text:p>
          </table:table-cell>
          <table:table-cell office:value-type="float" office:value="6.5340503898726885" table:formula="of:=[.A47]^2" table:style-name="ce1">
            <text:p>6,53405039</text:p>
          </table:table-cell>
          <table:table-cell office:value-type="float" office:value="1.4874944206099996" table:formula="of:=[.A47]-[.H$5]" table:style-name="ce1">
            <text:p>1,487494421</text:p>
          </table:table-cell>
          <table:table-cell office:value-type="float" office:value="2.2126396513458784" table:formula="of:=[.C47]^2" table:style-name="ce1">
            <text:p>2,212639651</text:p>
          </table:table-cell>
          <table:table-cell office:value-type="float" office:value="1.4874944206099996" table:formula="of:=ABS([.C47])" table:style-name="ce1">
            <text:p>1,487494421</text:p>
          </table:table-cell>
          <table:table-cell table:number-columns-repeated="16379"/>
        </table:table-row>
        <table:table-row table:style-name="ro1">
          <table:table-cell office:value-type="float" office:value="0.15772624299999999" table:style-name="ce1">
            <text:p>0,157726243</text:p>
          </table:table-cell>
          <table:table-cell office:value-type="float" office:value="2.4877567730895046E-2" table:formula="of:=[.A48]^2" table:style-name="ce1">
            <text:p>0,024877568</text:p>
          </table:table-cell>
          <table:table-cell office:value-type="float" office:value="-0.91095820139000061" table:formula="of:=[.A48]-[.H$5]" table:style-name="ce1">
            <text:p>-0,910958201</text:p>
          </table:table-cell>
          <table:table-cell office:value-type="float" office:value="0.82984484467970487" table:formula="of:=[.C48]^2" table:style-name="ce1">
            <text:p>0,829844845</text:p>
          </table:table-cell>
          <table:table-cell office:value-type="float" office:value="0.91095820139000061" table:formula="of:=ABS([.C48])" table:style-name="ce1">
            <text:p>0,910958201</text:p>
          </table:table-cell>
          <table:table-cell table:number-columns-repeated="16379"/>
        </table:table-row>
        <table:table-row table:style-name="ro1">
          <table:table-cell office:value-type="float" office:value="1.3991933519999999" table:style-name="ce1">
            <text:p>1,399193352</text:p>
          </table:table-cell>
          <table:table-cell office:value-type="float" office:value="1.9577420362809959" table:formula="of:=[.A49]^2" table:style-name="ce1">
            <text:p>1,957742036</text:p>
          </table:table-cell>
          <table:table-cell office:value-type="float" office:value="0.3305089076099994" table:formula="of:=[.A49]-[.H$5]" table:style-name="ce1">
            <text:p>0,330508908</text:p>
          </table:table-cell>
          <table:table-cell office:value-type="float" office:value="0.10923613800955512" table:formula="of:=[.C49]^2" table:style-name="ce1">
            <text:p>0,109236138</text:p>
          </table:table-cell>
          <table:table-cell office:value-type="float" office:value="0.3305089076099994" table:formula="of:=ABS([.C49])" table:style-name="ce1">
            <text:p>0,330508908</text:p>
          </table:table-cell>
          <table:table-cell table:number-columns-repeated="16379"/>
        </table:table-row>
        <table:table-row table:style-name="ro1">
          <table:table-cell office:value-type="float" office:value="2.3473945829999998" table:style-name="ce1">
            <text:p>2,347394583</text:p>
          </table:table-cell>
          <table:table-cell office:value-type="float" office:value="5.5102613282977426" table:formula="of:=[.A50]^2" table:style-name="ce1">
            <text:p>5,510261328</text:p>
          </table:table-cell>
          <table:table-cell office:value-type="float" office:value="1.2787101386099993" table:formula="of:=[.A50]-[.H$5]" table:style-name="ce1">
            <text:p>1,278710139</text:p>
          </table:table-cell>
          <table:table-cell office:value-type="float" office:value="1.6350996185840034" table:formula="of:=[.C50]^2" table:style-name="ce1">
            <text:p>1,635099619</text:p>
          </table:table-cell>
          <table:table-cell office:value-type="float" office:value="1.2787101386099993" table:formula="of:=ABS([.C50])" table:style-name="ce1">
            <text:p>1,278710139</text:p>
          </table:table-cell>
          <table:table-cell table:number-columns-repeated="16379"/>
        </table:table-row>
        <table:table-row table:style-name="ro1">
          <table:table-cell office:value-type="float" office:value="0.489221876" table:style-name="ce1">
            <text:p>0,489221876</text:p>
          </table:table-cell>
          <table:table-cell office:value-type="float" office:value="0.23933804395695937" table:formula="of:=[.A51]^2" table:style-name="ce1">
            <text:p>0,239338044</text:p>
          </table:table-cell>
          <table:table-cell office:value-type="float" office:value="-0.57946256839000054" table:formula="of:=[.A51]-[.H$5]" table:style-name="ce1">
            <text:p>-0,579462568</text:p>
          </table:table-cell>
          <table:table-cell office:value-type="float" office:value="0.33577686816513608" table:formula="of:=[.C51]^2" table:style-name="ce1">
            <text:p>0,335776868</text:p>
          </table:table-cell>
          <table:table-cell office:value-type="float" office:value="0.57946256839000054" table:formula="of:=ABS([.C51])" table:style-name="ce1">
            <text:p>0,579462568</text:p>
          </table:table-cell>
          <table:table-cell table:number-columns-repeated="16379"/>
        </table:table-row>
        <table:table-row table:style-name="ro1">
          <table:table-cell office:value-type="float" office:value="1.6675881379999999" table:style-name="ce1">
            <text:p>1,667588138</text:p>
          </table:table-cell>
          <table:table-cell office:value-type="float" office:value="2.7808501979983067" table:formula="of:=[.A52]^2" table:style-name="ce1">
            <text:p>2,780850198</text:p>
          </table:table-cell>
          <table:table-cell office:value-type="float" office:value="0.5989036936099994" table:formula="of:=[.A52]-[.H$5]" table:style-name="ce1">
            <text:p>0,598903694</text:p>
          </table:table-cell>
          <table:table-cell office:value-type="float" office:value="0.35868563421970001" table:formula="of:=[.C52]^2" table:style-name="ce1">
            <text:p>0,358685634</text:p>
          </table:table-cell>
          <table:table-cell office:value-type="float" office:value="0.5989036936099994" table:formula="of:=ABS([.C52])" table:style-name="ce1">
            <text:p>0,598903694</text:p>
          </table:table-cell>
          <table:table-cell table:number-columns-repeated="16379"/>
        </table:table-row>
        <table:table-row table:style-name="ro1">
          <table:table-cell office:value-type="float" office:value="5.7983220000000002E-2" table:style-name="ce1">
            <text:p>0,05798322</text:p>
          </table:table-cell>
          <table:table-cell office:value-type="float" office:value="3.3620538015684E-3" table:formula="of:=[.A53]^2" table:style-name="ce1">
            <text:p>0,003362054</text:p>
          </table:table-cell>
          <table:table-cell office:value-type="float" office:value="-1.0107012243900004" table:formula="of:=[.A53]-[.H$5]" table:style-name="ce1">
            <text:p>-1,010701224</text:p>
          </table:table-cell>
          <table:table-cell office:value-type="float" office:value="1.0215169649834459" table:formula="of:=[.C53]^2" table:style-name="ce1">
            <text:p>1,021516965</text:p>
          </table:table-cell>
          <table:table-cell office:value-type="float" office:value="1.0107012243900004" table:formula="of:=ABS([.C53])" table:style-name="ce1">
            <text:p>1,010701224</text:p>
          </table:table-cell>
          <table:table-cell table:number-columns-repeated="16379"/>
        </table:table-row>
        <table:table-row table:style-name="ro1">
          <table:table-cell office:value-type="float" office:value="0.65096141900000004" table:style-name="ce1">
            <text:p>0,650961419</text:p>
          </table:table-cell>
          <table:table-cell office:value-type="float" office:value="0.42375076902649361" table:formula="of:=[.A54]^2" table:style-name="ce1">
            <text:p>0,423750769</text:p>
          </table:table-cell>
          <table:table-cell office:value-type="float" office:value="-0.4177230253900005" table:formula="of:=[.A54]-[.H$5]" table:style-name="ce1">
            <text:p>-0,417723025</text:p>
          </table:table-cell>
          <table:table-cell office:value-type="float" office:value="0.174492525940975" table:formula="of:=[.C54]^2" table:style-name="ce1">
            <text:p>0,174492526</text:p>
          </table:table-cell>
          <table:table-cell office:value-type="float" office:value="0.4177230253900005" table:formula="of:=ABS([.C54])" table:style-name="ce1">
            <text:p>0,417723025</text:p>
          </table:table-cell>
          <table:table-cell table:number-columns-repeated="16379"/>
        </table:table-row>
        <table:table-row table:style-name="ro1">
          <table:table-cell office:value-type="float" office:value="0.116970412" table:style-name="ce1">
            <text:p>0,116970412</text:p>
          </table:table-cell>
          <table:table-cell office:value-type="float" office:value="1.3682077283449744E-2" table:formula="of:=[.A55]^2" table:style-name="ce1">
            <text:p>0,013682077</text:p>
          </table:table-cell>
          <table:table-cell office:value-type="float" office:value="-0.95171403239000052" table:formula="of:=[.A55]-[.H$5]" table:style-name="ce1">
            <text:p>-0,951714032</text:p>
          </table:table-cell>
          <table:table-cell office:value-type="float" office:value="0.90575959944803497" table:formula="of:=[.C55]^2" table:style-name="ce1">
            <text:p>0,905759599</text:p>
          </table:table-cell>
          <table:table-cell office:value-type="float" office:value="0.95171403239000052" table:formula="of:=ABS([.C55])" table:style-name="ce1">
            <text:p>0,951714032</text:p>
          </table:table-cell>
          <table:table-cell table:number-columns-repeated="16379"/>
        </table:table-row>
        <table:table-row table:style-name="ro1">
          <table:table-cell office:value-type="float" office:value="1.9711605569999999" table:style-name="ce1">
            <text:p>1,971160557</text:p>
          </table:table-cell>
          <table:table-cell office:value-type="float" office:value="3.8854739414725499" table:formula="of:=[.A56]^2" table:style-name="ce1">
            <text:p>3,885473941</text:p>
          </table:table-cell>
          <table:table-cell office:value-type="float" office:value="0.90247611260999938" table:formula="of:=[.A56]-[.H$5]" table:style-name="ce1">
            <text:p>0,902476113</text:p>
          </table:table-cell>
          <table:table-cell office:value-type="float" office:value="0.81446313383165625" table:formula="of:=[.C56]^2" table:style-name="ce1">
            <text:p>0,814463134</text:p>
          </table:table-cell>
          <table:table-cell office:value-type="float" office:value="0.90247611260999938" table:formula="of:=ABS([.C56])" table:style-name="ce1">
            <text:p>0,902476113</text:p>
          </table:table-cell>
          <table:table-cell table:number-columns-repeated="16379"/>
        </table:table-row>
        <table:table-row table:style-name="ro1">
          <table:table-cell office:value-type="float" office:value="0.90344954300000002" table:style-name="ce1">
            <text:p>0,903449543</text:p>
          </table:table-cell>
          <table:table-cell office:value-type="float" office:value="0.81622107674690891" table:formula="of:=[.A57]^2" table:style-name="ce1">
            <text:p>0,816221077</text:p>
          </table:table-cell>
          <table:table-cell office:value-type="float" office:value="-0.16523490139000052" table:formula="of:=[.A57]-[.H$5]" table:style-name="ce1">
            <text:p>-0,165234901</text:p>
          </table:table-cell>
          <table:table-cell office:value-type="float" office:value="2.7302572637363198E-2" table:formula="of:=[.C57]^2" table:style-name="ce1">
            <text:p>0,027302573</text:p>
          </table:table-cell>
          <table:table-cell office:value-type="float" office:value="0.16523490139000052" table:formula="of:=ABS([.C57])" table:style-name="ce1">
            <text:p>0,165234901</text:p>
          </table:table-cell>
          <table:table-cell table:number-columns-repeated="16379"/>
        </table:table-row>
        <table:table-row table:style-name="ro1">
          <table:table-cell office:value-type="float" office:value="1.4920273289999999" table:style-name="ce1">
            <text:p>1,492027329</text:p>
          </table:table-cell>
          <table:table-cell office:value-type="float" office:value="2.2261455504828738" table:formula="of:=[.A58]^2" table:style-name="ce1">
            <text:p>2,22614555</text:p>
          </table:table-cell>
          <table:table-cell office:value-type="float" office:value="0.42334288460999936" table:formula="of:=[.A58]-[.H$5]" table:style-name="ce1">
            <text:p>0,423342885</text:p>
          </table:table-cell>
          <table:table-cell office:value-type="float" office:value="0.17921919794991523" table:formula="of:=[.C58]^2" table:style-name="ce1">
            <text:p>0,179219198</text:p>
          </table:table-cell>
          <table:table-cell office:value-type="float" office:value="0.42334288460999936" table:formula="of:=ABS([.C58])" table:style-name="ce1">
            <text:p>0,423342885</text:p>
          </table:table-cell>
          <table:table-cell table:number-columns-repeated="16379"/>
        </table:table-row>
        <table:table-row table:style-name="ro1">
          <table:table-cell office:value-type="float" office:value="1.168702337" table:style-name="ce1">
            <text:p>1,168702337</text:p>
          </table:table-cell>
          <table:table-cell office:value-type="float" office:value="1.3658651525092615" table:formula="of:=[.A59]^2" table:style-name="ce1">
            <text:p>1,365865153</text:p>
          </table:table-cell>
          <table:table-cell office:value-type="float" office:value="0.10001789260999949" table:formula="of:=[.A59]-[.H$5]" table:style-name="ce1">
            <text:p>0,100017893</text:p>
          </table:table-cell>
          <table:table-cell office:value-type="float" office:value="1.0003578842145391E-2" table:formula="of:=[.C59]^2" table:style-name="ce1">
            <text:p>0,010003579</text:p>
          </table:table-cell>
          <table:table-cell office:value-type="float" office:value="0.10001789260999949" table:formula="of:=ABS([.C59])" table:style-name="ce1">
            <text:p>0,100017893</text:p>
          </table:table-cell>
          <table:table-cell table:number-columns-repeated="16379"/>
        </table:table-row>
        <table:table-row table:style-name="ro1">
          <table:table-cell office:value-type="float" office:value="0.49296722100000001" table:style-name="ce1">
            <text:p>0,492967221</text:p>
          </table:table-cell>
          <table:table-cell office:value-type="float" office:value="0.24301668098046286" table:formula="of:=[.A60]^2" table:style-name="ce1">
            <text:p>0,243016681</text:p>
          </table:table-cell>
          <table:table-cell office:value-type="float" office:value="-0.57571722339000053" table:formula="of:=[.A60]-[.H$5]" table:style-name="ce1">
            <text:p>-0,575717223</text:p>
          </table:table-cell>
          <table:table-cell office:value-type="float" office:value="0.33145032130789176" table:formula="of:=[.C60]^2" table:style-name="ce1">
            <text:p>0,331450321</text:p>
          </table:table-cell>
          <table:table-cell office:value-type="float" office:value="0.57571722339000053" table:formula="of:=ABS([.C60])" table:style-name="ce1">
            <text:p>0,575717223</text:p>
          </table:table-cell>
          <table:table-cell table:number-columns-repeated="16379"/>
        </table:table-row>
        <table:table-row table:style-name="ro1">
          <table:table-cell office:value-type="float" office:value="0.35882434600000002" table:style-name="ce1">
            <text:p>0,358824346</text:p>
          </table:table-cell>
          <table:table-cell office:value-type="float" office:value="0.12875491128232772" table:formula="of:=[.A61]^2" table:style-name="ce1">
            <text:p>0,128754911</text:p>
          </table:table-cell>
          <table:table-cell office:value-type="float" office:value="-0.70986009839000053" table:formula="of:=[.A61]-[.H$5]" table:style-name="ce1">
            <text:p>-0,709860098</text:p>
          </table:table-cell>
          <table:table-cell office:value-type="float" office:value="0.50390135928626123" table:formula="of:=[.C61]^2" table:style-name="ce1">
            <text:p>0,503901359</text:p>
          </table:table-cell>
          <table:table-cell office:value-type="float" office:value="0.70986009839000053" table:formula="of:=ABS([.C61])" table:style-name="ce1">
            <text:p>0,709860098</text:p>
          </table:table-cell>
          <table:table-cell table:number-columns-repeated="16379"/>
        </table:table-row>
        <table:table-row table:style-name="ro1">
          <table:table-cell office:value-type="float" office:value="1.0571100579999999" table:style-name="ce1">
            <text:p>1,057110058</text:p>
          </table:table-cell>
          <table:table-cell office:value-type="float" office:value="1.1174816747247631" table:formula="of:=[.A62]^2" table:style-name="ce1">
            <text:p>1,117481675</text:p>
          </table:table-cell>
          <table:table-cell office:value-type="float" office:value="-1.1574386390000635E-2" table:formula="of:=[.A62]-[.H$5]" table:style-name="ce1">
            <text:p>-0,011574386</text:p>
          </table:table-cell>
          <table:table-cell office:value-type="float" office:value="1.3396642030503192E-4" table:formula="of:=[.C62]^2" table:style-name="ce1">
            <text:p>0,000133966</text:p>
          </table:table-cell>
          <table:table-cell office:value-type="float" office:value="1.1574386390000635E-2" table:formula="of:=ABS([.C62])" table:style-name="ce1">
            <text:p>0,011574386</text:p>
          </table:table-cell>
          <table:table-cell table:number-columns-repeated="16379"/>
        </table:table-row>
        <table:table-row table:style-name="ro1">
          <table:table-cell office:value-type="float" office:value="0.34238268900000002" table:style-name="ce1">
            <text:p>0,342382689</text:p>
          </table:table-cell>
          <table:table-cell office:value-type="float" office:value="0.11722590572687074" table:formula="of:=[.A63]^2" table:style-name="ce1">
            <text:p>0,117225906</text:p>
          </table:table-cell>
          <table:table-cell office:value-type="float" office:value="-0.72630175539000053" table:formula="of:=[.A63]-[.H$5]" table:style-name="ce1">
            <text:p>-0,726301755</text:p>
          </table:table-cell>
          <table:table-cell office:value-type="float" office:value="0.52751423988259616" table:formula="of:=[.C63]^2" table:style-name="ce1">
            <text:p>0,52751424</text:p>
          </table:table-cell>
          <table:table-cell office:value-type="float" office:value="0.72630175539000053" table:formula="of:=ABS([.C63])" table:style-name="ce1">
            <text:p>0,726301755</text:p>
          </table:table-cell>
          <table:table-cell table:number-columns-repeated="16379"/>
        </table:table-row>
        <table:table-row table:style-name="ro1">
          <table:table-cell office:value-type="float" office:value="0.49767585399999997" table:style-name="ce1">
            <text:p>0,497675854</text:p>
          </table:table-cell>
          <table:table-cell office:value-type="float" office:value="0.24768125565462928" table:formula="of:=[.A64]^2" table:style-name="ce1">
            <text:p>0,247681256</text:p>
          </table:table-cell>
          <table:table-cell office:value-type="float" office:value="-0.57100859039000063" table:formula="of:=[.A64]-[.H$5]" table:style-name="ce1">
            <text:p>-0,57100859</text:p>
          </table:table-cell>
          <table:table-cell office:value-type="float" office:value="0.32605081029917554" table:formula="of:=[.C64]^2" table:style-name="ce1">
            <text:p>0,32605081</text:p>
          </table:table-cell>
          <table:table-cell office:value-type="float" office:value="0.57100859039000063" table:formula="of:=ABS([.C64])" table:style-name="ce1">
            <text:p>0,57100859</text:p>
          </table:table-cell>
          <table:table-cell table:number-columns-repeated="16379"/>
        </table:table-row>
        <table:table-row table:style-name="ro1">
          <table:table-cell office:value-type="float" office:value="0.36222462700000002" table:style-name="ce1">
            <text:p>0,362224627</text:p>
          </table:table-cell>
          <table:table-cell office:value-type="float" office:value="0.13120668040528916" table:formula="of:=[.A65]^2" table:style-name="ce1">
            <text:p>0,13120668</text:p>
          </table:table-cell>
          <table:table-cell office:value-type="float" office:value="-0.70645981739000052" table:formula="of:=[.A65]-[.H$5]" table:style-name="ce1">
            <text:p>-0,706459817</text:p>
          </table:table-cell>
          <table:table-cell office:value-type="float" office:value="0.4990854735867129" table:formula="of:=[.C65]^2" table:style-name="ce1">
            <text:p>0,499085474</text:p>
          </table:table-cell>
          <table:table-cell office:value-type="float" office:value="0.70645981739000052" table:formula="of:=ABS([.C65])" table:style-name="ce1">
            <text:p>0,706459817</text:p>
          </table:table-cell>
          <table:table-cell table:number-columns-repeated="16379"/>
        </table:table-row>
        <table:table-row table:style-name="ro1">
          <table:table-cell office:value-type="float" office:value="0.73587721299999997" table:style-name="ce1">
            <text:p>0,735877213</text:p>
          </table:table-cell>
          <table:table-cell office:value-type="float" office:value="0.54151527261264731" table:formula="of:=[.A66]^2" table:style-name="ce1">
            <text:p>0,541515273</text:p>
          </table:table-cell>
          <table:table-cell office:value-type="float" office:value="-0.33280723139000057" table:formula="of:=[.A66]-[.H$5]" table:style-name="ce1">
            <text:p>-0,332807231</text:p>
          </table:table-cell>
          <table:table-cell office:value-type="float" office:value="0.11076065326547738" table:formula="of:=[.C66]^2" table:style-name="ce1">
            <text:p>0,110760653</text:p>
          </table:table-cell>
          <table:table-cell office:value-type="float" office:value="0.33280723139000057" table:formula="of:=ABS([.C66])" table:style-name="ce1">
            <text:p>0,332807231</text:p>
          </table:table-cell>
          <table:table-cell table:number-columns-repeated="16379"/>
        </table:table-row>
        <table:table-row table:style-name="ro1">
          <table:table-cell office:value-type="float" office:value="0.245964291" table:style-name="ce1">
            <text:p>0,245964291</text:p>
          </table:table-cell>
          <table:table-cell office:value-type="float" office:value="6.0498432447132683E-2" table:formula="of:=[.A67]^2" table:style-name="ce1">
            <text:p>0,060498432</text:p>
          </table:table-cell>
          <table:table-cell office:value-type="float" office:value="-0.8227201533900006" table:formula="of:=[.A67]-[.H$5]" table:style-name="ce1">
            <text:p>-0,822720153</text:p>
          </table:table-cell>
          <table:table-cell office:value-type="float" office:value="0.6768684507940661" table:formula="of:=[.C67]^2" table:style-name="ce1">
            <text:p>0,676868451</text:p>
          </table:table-cell>
          <table:table-cell office:value-type="float" office:value="0.8227201533900006" table:formula="of:=ABS([.C67])" table:style-name="ce1">
            <text:p>0,822720153</text:p>
          </table:table-cell>
          <table:table-cell table:number-columns-repeated="16379"/>
        </table:table-row>
        <table:table-row table:style-name="ro1">
          <table:table-cell office:value-type="float" office:value="0.254264357" table:style-name="ce1">
            <text:p>0,254264357</text:p>
          </table:table-cell>
          <table:table-cell office:value-type="float" office:value="6.4650363240623454E-2" table:formula="of:=[.A68]^2" table:style-name="ce1">
            <text:p>0,064650363</text:p>
          </table:table-cell>
          <table:table-cell office:value-type="float" office:value="-0.81442008739000049" table:formula="of:=[.A68]-[.H$5]" table:style-name="ce1">
            <text:p>-0,814420087</text:p>
          </table:table-cell>
          <table:table-cell office:value-type="float" office:value="0.66328007874433603" table:formula="of:=[.C68]^2" table:style-name="ce1">
            <text:p>0,663280079</text:p>
          </table:table-cell>
          <table:table-cell office:value-type="float" office:value="0.81442008739000049" table:formula="of:=ABS([.C68])" table:style-name="ce1">
            <text:p>0,814420087</text:p>
          </table:table-cell>
          <table:table-cell table:number-columns-repeated="16379"/>
        </table:table-row>
        <table:table-row table:style-name="ro1">
          <table:table-cell office:value-type="float" office:value="0.98922681300000004" table:style-name="ce1">
            <text:p>0,989226813</text:p>
          </table:table-cell>
          <table:table-cell office:value-type="float" office:value="0.978569687558137" table:formula="of:=[.A69]^2" table:style-name="ce1">
            <text:p>0,978569688</text:p>
          </table:table-cell>
          <table:table-cell office:value-type="float" office:value="-7.9457631390000505E-2" table:formula="of:=[.A69]-[.H$5]" table:style-name="ce1">
            <text:p>-0,079457631</text:p>
          </table:table-cell>
          <table:table-cell office:value-type="float" office:value="6.3135151861091936E-3" table:formula="of:=[.C69]^2" table:style-name="ce1">
            <text:p>0,006313515</text:p>
          </table:table-cell>
          <table:table-cell office:value-type="float" office:value="7.9457631390000505E-2" table:formula="of:=ABS([.C69])" table:style-name="ce1">
            <text:p>0,079457631</text:p>
          </table:table-cell>
          <table:table-cell table:number-columns-repeated="16379"/>
        </table:table-row>
        <table:table-row table:style-name="ro1">
          <table:table-cell office:value-type="float" office:value="0.16768454999999999" table:style-name="ce1">
            <text:p>0,16768455</text:p>
          </table:table-cell>
          <table:table-cell office:value-type="float" office:value="2.8118108308702497E-2" table:formula="of:=[.A70]^2" table:style-name="ce1">
            <text:p>0,028118108</text:p>
          </table:table-cell>
          <table:table-cell office:value-type="float" office:value="-0.90099989439000061" table:formula="of:=[.A70]-[.H$5]" table:style-name="ce1">
            <text:p>-0,900999894</text:p>
          </table:table-cell>
          <table:table-cell office:value-type="float" office:value="0.81180080969079227" table:formula="of:=[.C70]^2" table:style-name="ce1">
            <text:p>0,81180081</text:p>
          </table:table-cell>
          <table:table-cell office:value-type="float" office:value="0.90099989439000061" table:formula="of:=ABS([.C70])" table:style-name="ce1">
            <text:p>0,900999894</text:p>
          </table:table-cell>
          <table:table-cell table:number-columns-repeated="16379"/>
        </table:table-row>
        <table:table-row table:style-name="ro1">
          <table:table-cell office:value-type="float" office:value="0.609453947" table:style-name="ce1">
            <text:p>0,609453947</text:p>
          </table:table-cell>
          <table:table-cell office:value-type="float" office:value="0.37143411351387878" table:formula="of:=[.A71]^2" table:style-name="ce1">
            <text:p>0,371434114</text:p>
          </table:table-cell>
          <table:table-cell office:value-type="float" office:value="-0.45923049739000055" table:formula="of:=[.A71]-[.H$5]" table:style-name="ce1">
            <text:p>-0,459230497</text:p>
          </table:table-cell>
          <table:table-cell office:value-type="float" office:value="0.21089264973306729" table:formula="of:=[.C71]^2" table:style-name="ce1">
            <text:p>0,21089265</text:p>
          </table:table-cell>
          <table:table-cell office:value-type="float" office:value="0.45923049739000055" table:formula="of:=ABS([.C71])" table:style-name="ce1">
            <text:p>0,459230497</text:p>
          </table:table-cell>
          <table:table-cell table:number-columns-repeated="16379"/>
        </table:table-row>
        <table:table-row table:style-name="ro1">
          <table:table-cell office:value-type="float" office:value="1.012495747" table:style-name="ce1">
            <text:p>1,012495747</text:p>
          </table:table-cell>
          <table:table-cell office:value-type="float" office:value="1.0251476376930879" table:formula="of:=[.A72]^2" table:style-name="ce1">
            <text:p>1,025147638</text:p>
          </table:table-cell>
          <table:table-cell office:value-type="float" office:value="-5.6188697390000542E-2" table:formula="of:=[.A72]-[.H$5]" table:style-name="ce1">
            <text:p>-0,056188697</text:p>
          </table:table-cell>
          <table:table-cell office:value-type="float" office:value="3.1571697143850538E-3" table:formula="of:=[.C72]^2" table:style-name="ce1">
            <text:p>0,00315717</text:p>
          </table:table-cell>
          <table:table-cell office:value-type="float" office:value="5.6188697390000542E-2" table:formula="of:=ABS([.C72])" table:style-name="ce1">
            <text:p>0,056188697</text:p>
          </table:table-cell>
          <table:table-cell table:number-columns-repeated="16379"/>
        </table:table-row>
        <table:table-row table:style-name="ro1">
          <table:table-cell office:value-type="float" office:value="0.52497282199999995" table:style-name="ce1">
            <text:p>0,524972822</text:p>
          </table:table-cell>
          <table:table-cell office:value-type="float" office:value="0.27559646383864361" table:formula="of:=[.A73]^2" table:style-name="ce1">
            <text:p>0,275596464</text:p>
          </table:table-cell>
          <table:table-cell office:value-type="float" office:value="-0.54371162239000059" table:formula="of:=[.A73]-[.H$5]" table:style-name="ce1">
            <text:p>-0,543711622</text:p>
          </table:table-cell>
          <table:table-cell office:value-type="float" office:value="0.29562232832196661" table:formula="of:=[.C73]^2" table:style-name="ce1">
            <text:p>0,295622328</text:p>
          </table:table-cell>
          <table:table-cell office:value-type="float" office:value="0.54371162239000059" table:formula="of:=ABS([.C73])" table:style-name="ce1">
            <text:p>0,543711622</text:p>
          </table:table-cell>
          <table:table-cell table:number-columns-repeated="16379"/>
        </table:table-row>
        <table:table-row table:style-name="ro1">
          <table:table-cell office:value-type="float" office:value="1.13550632" table:style-name="ce1">
            <text:p>1,13550632</text:p>
          </table:table-cell>
          <table:table-cell office:value-type="float" office:value="1.2893746027599422" table:formula="of:=[.A74]^2" table:style-name="ce1">
            <text:p>1,289374603</text:p>
          </table:table-cell>
          <table:table-cell office:value-type="float" office:value="6.6821875609999415E-2" table:formula="of:=[.A74]-[.H$5]" table:style-name="ce1">
            <text:p>0,066821876</text:p>
          </table:table-cell>
          <table:table-cell office:value-type="float" office:value="4.4651630600382351E-3" table:formula="of:=[.C74]^2" table:style-name="ce1">
            <text:p>0,004465163</text:p>
          </table:table-cell>
          <table:table-cell office:value-type="float" office:value="6.6821875609999415E-2" table:formula="of:=ABS([.C74])" table:style-name="ce1">
            <text:p>0,066821876</text:p>
          </table:table-cell>
          <table:table-cell table:number-columns-repeated="16379"/>
        </table:table-row>
        <table:table-row table:style-name="ro1">
          <table:table-cell office:value-type="float" office:value="0.79195450700000003" table:style-name="ce1">
            <text:p>0,791954507</text:p>
          </table:table-cell>
          <table:table-cell office:value-type="float" office:value="0.62719194115761312" table:formula="of:=[.A75]^2" table:style-name="ce1">
            <text:p>0,627191941</text:p>
          </table:table-cell>
          <table:table-cell office:value-type="float" office:value="-0.27672993739000051" table:formula="of:=[.A75]-[.H$5]" table:style-name="ce1">
            <text:p>-0,276729937</text:p>
          </table:table-cell>
          <table:table-cell office:value-type="float" office:value="7.65794582478736E-2" table:formula="of:=[.C75]^2" table:style-name="ce1">
            <text:p>0,076579458</text:p>
          </table:table-cell>
          <table:table-cell office:value-type="float" office:value="0.27672993739000051" table:formula="of:=ABS([.C75])" table:style-name="ce1">
            <text:p>0,276729937</text:p>
          </table:table-cell>
          <table:table-cell table:number-columns-repeated="16379"/>
        </table:table-row>
        <table:table-row table:style-name="ro1">
          <table:table-cell office:value-type="float" office:value="3.124339661" table:style-name="ce1">
            <text:p>3,124339661</text:p>
          </table:table-cell>
          <table:table-cell office:value-type="float" office:value="9.7614983172975958" table:formula="of:=[.A76]^2" table:style-name="ce1">
            <text:p>9,761498317</text:p>
          </table:table-cell>
          <table:table-cell office:value-type="float" office:value="2.0556552166099995" table:formula="of:=[.A76]-[.H$5]" table:style-name="ce1">
            <text:p>2,055655217</text:p>
          </table:table-cell>
          <table:table-cell office:value-type="float" office:value="4.2257183695759037" table:formula="of:=[.C76]^2" table:style-name="ce1">
            <text:p>4,22571837</text:p>
          </table:table-cell>
          <table:table-cell office:value-type="float" office:value="2.0556552166099995" table:formula="of:=ABS([.C76])" table:style-name="ce1">
            <text:p>2,055655217</text:p>
          </table:table-cell>
          <table:table-cell table:number-columns-repeated="16379"/>
        </table:table-row>
        <table:table-row table:style-name="ro1">
          <table:table-cell office:value-type="float" office:value="1.4315206220000001" table:style-name="ce1">
            <text:p>1,431520622</text:p>
          </table:table-cell>
          <table:table-cell office:value-type="float" office:value="2.049251291211267" table:formula="of:=[.A77]^2" table:style-name="ce1">
            <text:p>2,049251291</text:p>
          </table:table-cell>
          <table:table-cell office:value-type="float" office:value="0.36283617760999953" table:formula="of:=[.A77]-[.H$5]" table:style-name="ce1">
            <text:p>0,362836178</text:p>
          </table:table-cell>
          <table:table-cell office:value-type="float" office:value="0.13165009178263512" table:formula="of:=[.C77]^2" table:style-name="ce1">
            <text:p>0,131650092</text:p>
          </table:table-cell>
          <table:table-cell office:value-type="float" office:value="0.36283617760999953" table:formula="of:=ABS([.C77])" table:style-name="ce1">
            <text:p>0,362836178</text:p>
          </table:table-cell>
          <table:table-cell table:number-columns-repeated="16379"/>
        </table:table-row>
        <table:table-row table:style-name="ro1">
          <table:table-cell office:value-type="float" office:value="0.57150180500000003" table:style-name="ce1">
            <text:p>0,571501805</text:p>
          </table:table-cell>
          <table:table-cell office:value-type="float" office:value="0.32661431311825806" table:formula="of:=[.A78]^2" table:style-name="ce1">
            <text:p>0,326614313</text:p>
          </table:table-cell>
          <table:table-cell office:value-type="float" office:value="-0.49718263939000051" table:formula="of:=[.A78]-[.H$5]" table:style-name="ce1">
            <text:p>-0,497182639</text:p>
          </table:table-cell>
          <table:table-cell office:value-type="float" office:value="0.24719057691080729" table:formula="of:=[.C78]^2" table:style-name="ce1">
            <text:p>0,247190577</text:p>
          </table:table-cell>
          <table:table-cell office:value-type="float" office:value="0.49718263939000051" table:formula="of:=ABS([.C78])" table:style-name="ce1">
            <text:p>0,497182639</text:p>
          </table:table-cell>
          <table:table-cell table:number-columns-repeated="16379"/>
        </table:table-row>
        <table:table-row table:style-name="ro1">
          <table:table-cell office:value-type="float" office:value="5.7514624320000003" table:style-name="ce1">
            <text:p>5,751462432</text:p>
          </table:table-cell>
          <table:table-cell office:value-type="float" office:value="33.079320106707357" table:formula="of:=[.A79]^2" table:style-name="ce1">
            <text:p>33,07932011</text:p>
          </table:table-cell>
          <table:table-cell office:value-type="float" office:value="4.6827779876099997" table:formula="of:=[.A79]-[.H$5]" table:style-name="ce1">
            <text:p>4,682777988</text:p>
          </table:table-cell>
          <table:table-cell office:value-type="float" office:value="21.928409681244759" table:formula="of:=[.C79]^2" table:style-name="ce1">
            <text:p>21,92840968</text:p>
          </table:table-cell>
          <table:table-cell office:value-type="float" office:value="4.6827779876099997" table:formula="of:=ABS([.C79])" table:style-name="ce1">
            <text:p>4,682777988</text:p>
          </table:table-cell>
          <table:table-cell table:number-columns-repeated="16379"/>
        </table:table-row>
        <table:table-row table:style-name="ro1">
          <table:table-cell office:value-type="float" office:value="0.70966774799999999" table:style-name="ce1">
            <text:p>0,709667748</text:p>
          </table:table-cell>
          <table:table-cell office:value-type="float" office:value="0.50362831255139151" table:formula="of:=[.A80]^2" table:style-name="ce1">
            <text:p>0,503628313</text:p>
          </table:table-cell>
          <table:table-cell office:value-type="float" office:value="-0.35901669639000056" table:formula="of:=[.A80]-[.H$5]" table:style-name="ce1">
            <text:p>-0,359016696</text:p>
          </table:table-cell>
          <table:table-cell office:value-type="float" office:value="0.12889298828678983" table:formula="of:=[.C80]^2" table:style-name="ce1">
            <text:p>0,128892988</text:p>
          </table:table-cell>
          <table:table-cell office:value-type="float" office:value="0.35901669639000056" table:formula="of:=ABS([.C80])" table:style-name="ce1">
            <text:p>0,359016696</text:p>
          </table:table-cell>
          <table:table-cell table:number-columns-repeated="16379"/>
        </table:table-row>
        <table:table-row table:style-name="ro1">
          <table:table-cell office:value-type="float" office:value="0.75111613899999996" table:style-name="ce1">
            <text:p>0,751116139</text:p>
          </table:table-cell>
          <table:table-cell office:value-type="float" office:value="0.56417545426626725" table:formula="of:=[.A81]^2" table:style-name="ce1">
            <text:p>0,564175454</text:p>
          </table:table-cell>
          <table:table-cell office:value-type="float" office:value="-0.31756830539000058" table:formula="of:=[.A81]-[.H$5]" table:style-name="ce1">
            <text:p>-0,317568305</text:p>
          </table:table-cell>
          <table:table-cell office:value-type="float" office:value="0.10084962858827667" table:formula="of:=[.C81]^2" table:style-name="ce1">
            <text:p>0,100849629</text:p>
          </table:table-cell>
          <table:table-cell office:value-type="float" office:value="0.31756830539000058" table:formula="of:=ABS([.C81])" table:style-name="ce1">
            <text:p>0,317568305</text:p>
          </table:table-cell>
          <table:table-cell table:number-columns-repeated="16379"/>
        </table:table-row>
        <table:table-row table:style-name="ro1">
          <table:table-cell office:value-type="float" office:value="2.1890410579999999" table:style-name="ce1">
            <text:p>2,189041058</text:p>
          </table:table-cell>
          <table:table-cell office:value-type="float" office:value="4.7919007536097586" table:formula="of:=[.A82]^2" table:style-name="ce1">
            <text:p>4,791900754</text:p>
          </table:table-cell>
          <table:table-cell office:value-type="float" office:value="1.1203566136099994" table:formula="of:=[.A82]-[.H$5]" table:style-name="ce1">
            <text:p>1,120356614</text:p>
          </table:table-cell>
          <table:table-cell office:value-type="float" office:value="1.2551989416596654" table:formula="of:=[.C82]^2" table:style-name="ce1">
            <text:p>1,255198942</text:p>
          </table:table-cell>
          <table:table-cell office:value-type="float" office:value="1.1203566136099994" table:formula="of:=ABS([.C82])" table:style-name="ce1">
            <text:p>1,120356614</text:p>
          </table:table-cell>
          <table:table-cell table:number-columns-repeated="16379"/>
        </table:table-row>
        <table:table-row table:style-name="ro1">
          <table:table-cell office:value-type="float" office:value="5.2763338999999999E-2" table:style-name="ce1">
            <text:p>0,052763339</text:p>
          </table:table-cell>
          <table:table-cell office:value-type="float" office:value="2.7839699424289208E-3" table:formula="of:=[.A83]^2" table:style-name="ce1">
            <text:p>0,00278397</text:p>
          </table:table-cell>
          <table:table-cell office:value-type="float" office:value="-1.0159211053900006" table:formula="of:=[.A83]-[.H$5]" table:style-name="ce1">
            <text:p>-1,015921105</text:p>
          </table:table-cell>
          <table:table-cell office:value-type="float" office:value="1.0320956923768407" table:formula="of:=[.C83]^2" table:style-name="ce1">
            <text:p>1,032095692</text:p>
          </table:table-cell>
          <table:table-cell office:value-type="float" office:value="1.0159211053900006" table:formula="of:=ABS([.C83])" table:style-name="ce1">
            <text:p>1,015921105</text:p>
          </table:table-cell>
          <table:table-cell table:number-columns-repeated="16379"/>
        </table:table-row>
        <table:table-row table:style-name="ro1">
          <table:table-cell office:value-type="float" office:value="1.427361595" table:style-name="ce1">
            <text:p>1,427361595</text:p>
          </table:table-cell>
          <table:table-cell office:value-type="float" office:value="2.0373611228809443" table:formula="of:=[.A84]^2" table:style-name="ce1">
            <text:p>2,037361123</text:p>
          </table:table-cell>
          <table:table-cell office:value-type="float" office:value="0.3586771506099995" table:formula="of:=[.A84]-[.H$5]" table:style-name="ce1">
            <text:p>0,358677151</text:p>
          </table:table-cell>
          <table:table-cell office:value-type="float" office:value="0.12864929836970826" table:formula="of:=[.C84]^2" table:style-name="ce1">
            <text:p>0,128649298</text:p>
          </table:table-cell>
          <table:table-cell office:value-type="float" office:value="0.3586771506099995" table:formula="of:=ABS([.C84])" table:style-name="ce1">
            <text:p>0,358677151</text:p>
          </table:table-cell>
          <table:table-cell table:number-columns-repeated="16379"/>
        </table:table-row>
        <table:table-row table:style-name="ro1">
          <table:table-cell office:value-type="float" office:value="0.61146473599999995" table:style-name="ce1">
            <text:p>0,611464736</text:p>
          </table:table-cell>
          <table:table-cell office:value-type="float" office:value="0.37388912337154961" table:formula="of:=[.A85]^2" table:style-name="ce1">
            <text:p>0,373889123</text:p>
          </table:table-cell>
          <table:table-cell office:value-type="float" office:value="-0.45721970839000059" table:formula="of:=[.A85]-[.H$5]" table:style-name="ce1">
            <text:p>-0,457219708</text:p>
          </table:table-cell>
          <table:table-cell office:value-type="float" office:value="0.20904986174023718" table:formula="of:=[.C85]^2" table:style-name="ce1">
            <text:p>0,209049862</text:p>
          </table:table-cell>
          <table:table-cell office:value-type="float" office:value="0.45721970839000059" table:formula="of:=ABS([.C85])" table:style-name="ce1">
            <text:p>0,457219708</text:p>
          </table:table-cell>
          <table:table-cell table:number-columns-repeated="16379"/>
        </table:table-row>
        <table:table-row table:style-name="ro1">
          <table:table-cell office:value-type="float" office:value="6.9478935000000006E-2" table:style-name="ce1">
            <text:p>0,069478935</text:p>
          </table:table-cell>
          <table:table-cell office:value-type="float" office:value="4.8273224087342255E-3" table:formula="of:=[.A86]^2" table:style-name="ce1">
            <text:p>0,004827322</text:p>
          </table:table-cell>
          <table:table-cell office:value-type="float" office:value="-0.99920550939000052" table:formula="of:=[.A86]-[.H$5]" table:style-name="ce1">
            <text:p>-0,999205509</text:p>
          </table:table-cell>
          <table:table-cell office:value-type="float" office:value="0.99841164999533039" table:formula="of:=[.C86]^2" table:style-name="ce1">
            <text:p>0,99841165</text:p>
          </table:table-cell>
          <table:table-cell office:value-type="float" office:value="0.99920550939000052" table:formula="of:=ABS([.C86])" table:style-name="ce1">
            <text:p>0,999205509</text:p>
          </table:table-cell>
          <table:table-cell table:number-columns-repeated="16379"/>
        </table:table-row>
        <table:table-row table:style-name="ro1">
          <table:table-cell office:value-type="float" office:value="1.2900006879999999" table:style-name="ce1">
            <text:p>1,290000688</text:p>
          </table:table-cell>
          <table:table-cell office:value-type="float" office:value="1.664101775040473" table:formula="of:=[.A87]^2" table:style-name="ce1">
            <text:p>1,664101775</text:p>
          </table:table-cell>
          <table:table-cell office:value-type="float" office:value="0.22131624360999935" table:formula="of:=[.A87]-[.H$5]" table:style-name="ce1">
            <text:p>0,221316244</text:p>
          </table:table-cell>
          <table:table-cell office:value-type="float" office:value="4.8980879685640577E-2" table:formula="of:=[.C87]^2" table:style-name="ce1">
            <text:p>0,04898088</text:p>
          </table:table-cell>
          <table:table-cell office:value-type="float" office:value="0.22131624360999935" table:formula="of:=ABS([.C87])" table:style-name="ce1">
            <text:p>0,221316244</text:p>
          </table:table-cell>
          <table:table-cell table:number-columns-repeated="16379"/>
        </table:table-row>
        <table:table-row table:style-name="ro1">
          <table:table-cell office:value-type="float" office:value="0.86464497399999996" table:style-name="ce1">
            <text:p>0,864644974</text:p>
          </table:table-cell>
          <table:table-cell office:value-type="float" office:value="0.74761093106346055" table:formula="of:=[.A88]^2" table:style-name="ce1">
            <text:p>0,747610931</text:p>
          </table:table-cell>
          <table:table-cell office:value-type="float" office:value="-0.20403947039000059" table:formula="of:=[.A88]-[.H$5]" table:style-name="ce1">
            <text:p>-0,20403947</text:p>
          </table:table-cell>
          <table:table-cell office:value-type="float" office:value="4.1632105477031923E-2" table:formula="of:=[.C88]^2" table:style-name="ce1">
            <text:p>0,041632105</text:p>
          </table:table-cell>
          <table:table-cell office:value-type="float" office:value="0.20403947039000059" table:formula="of:=ABS([.C88])" table:style-name="ce1">
            <text:p>0,20403947</text:p>
          </table:table-cell>
          <table:table-cell table:number-columns-repeated="16379"/>
        </table:table-row>
        <table:table-row table:style-name="ro1">
          <table:table-cell office:value-type="float" office:value="1.5208071059999999" table:style-name="ce1">
            <text:p>1,520807106</text:p>
          </table:table-cell>
          <table:table-cell office:value-type="float" office:value="2.3128542536600949" table:formula="of:=[.A89]^2" table:style-name="ce1">
            <text:p>2,312854254</text:p>
          </table:table-cell>
          <table:table-cell office:value-type="float" office:value="0.45212266160999937" table:formula="of:=[.A89]-[.H$5]" table:style-name="ce1">
            <text:p>0,452122662</text:p>
          </table:table-cell>
          <table:table-cell office:value-type="float" office:value="0.20441490114131" table:formula="of:=[.C89]^2" table:style-name="ce1">
            <text:p>0,204414901</text:p>
          </table:table-cell>
          <table:table-cell office:value-type="float" office:value="0.45212266160999937" table:formula="of:=ABS([.C89])" table:style-name="ce1">
            <text:p>0,452122662</text:p>
          </table:table-cell>
          <table:table-cell table:number-columns-repeated="16379"/>
        </table:table-row>
        <table:table-row table:style-name="ro1">
          <table:table-cell office:value-type="float" office:value="2.995964877" table:style-name="ce1">
            <text:p>2,995964877</text:p>
          </table:table-cell>
          <table:table-cell office:value-type="float" office:value="8.975805544217625" table:formula="of:=[.A90]^2" table:style-name="ce1">
            <text:p>8,975805544</text:p>
          </table:table-cell>
          <table:table-cell office:value-type="float" office:value="1.9272804326099995" table:formula="of:=[.A90]-[.H$5]" table:style-name="ce1">
            <text:p>1,927280433</text:p>
          </table:table-cell>
          <table:table-cell office:value-type="float" office:value="3.7144098659213869" table:formula="of:=[.C90]^2" table:style-name="ce1">
            <text:p>3,714409866</text:p>
          </table:table-cell>
          <table:table-cell office:value-type="float" office:value="1.9272804326099995" table:formula="of:=ABS([.C90])" table:style-name="ce1">
            <text:p>1,927280433</text:p>
          </table:table-cell>
          <table:table-cell table:number-columns-repeated="16379"/>
        </table:table-row>
        <table:table-row table:style-name="ro1">
          <table:table-cell office:value-type="float" office:value="1.4748231039999999" table:style-name="ce1">
            <text:p>1,474823104</text:p>
          </table:table-cell>
          <table:table-cell office:value-type="float" office:value="2.1751031880921947" table:formula="of:=[.A91]^2" table:style-name="ce1">
            <text:p>2,175103188</text:p>
          </table:table-cell>
          <table:table-cell office:value-type="float" office:value="0.4061386596099994" table:formula="of:=[.A91]-[.H$5]" table:style-name="ce1">
            <text:p>0,40613866</text:p>
          </table:table-cell>
          <table:table-cell office:value-type="float" office:value="0.16494861082980697" table:formula="of:=[.C91]^2" table:style-name="ce1">
            <text:p>0,164948611</text:p>
          </table:table-cell>
          <table:table-cell office:value-type="float" office:value="0.4061386596099994" table:formula="of:=ABS([.C91])" table:style-name="ce1">
            <text:p>0,40613866</text:p>
          </table:table-cell>
          <table:table-cell table:number-columns-repeated="16379"/>
        </table:table-row>
        <table:table-row table:style-name="ro1">
          <table:table-cell office:value-type="float" office:value="0.45207545500000001" table:style-name="ce1">
            <text:p>0,452075455</text:p>
          </table:table-cell>
          <table:table-cell office:value-type="float" office:value="0.20437221701345704" table:formula="of:=[.A92]^2" table:style-name="ce1">
            <text:p>0,204372217</text:p>
          </table:table-cell>
          <table:table-cell office:value-type="float" office:value="-0.61660898939000053" table:formula="of:=[.A92]-[.H$5]" table:style-name="ce1">
            <text:p>-0,616608989</text:p>
          </table:table-cell>
          <table:table-cell office:value-type="float" office:value="0.38020664579655777" table:formula="of:=[.C92]^2" table:style-name="ce1">
            <text:p>0,380206646</text:p>
          </table:table-cell>
          <table:table-cell office:value-type="float" office:value="0.61660898939000053" table:formula="of:=ABS([.C92])" table:style-name="ce1">
            <text:p>0,616608989</text:p>
          </table:table-cell>
          <table:table-cell table:number-columns-repeated="16379"/>
        </table:table-row>
        <table:table-row table:style-name="ro1">
          <table:table-cell office:value-type="float" office:value="0.25742783699999999" table:style-name="ce1">
            <text:p>0,257427837</text:p>
          </table:table-cell>
          <table:table-cell office:value-type="float" office:value="6.6269091262498567E-2" table:formula="of:=[.A93]^2" table:style-name="ce1">
            <text:p>0,066269091</text:p>
          </table:table-cell>
          <table:table-cell office:value-type="float" office:value="-0.81125660739000049" table:formula="of:=[.A93]-[.H$5]" table:style-name="ce1">
            <text:p>-0,811256607</text:p>
          </table:table-cell>
          <table:table-cell office:value-type="float" office:value="0.65813728303393337" table:formula="of:=[.C93]^2" table:style-name="ce1">
            <text:p>0,658137283</text:p>
          </table:table-cell>
          <table:table-cell office:value-type="float" office:value="0.81125660739000049" table:formula="of:=ABS([.C93])" table:style-name="ce1">
            <text:p>0,811256607</text:p>
          </table:table-cell>
          <table:table-cell table:number-columns-repeated="16379"/>
        </table:table-row>
        <table:table-row table:style-name="ro1">
          <table:table-cell office:value-type="float" office:value="1.8590959170000001" table:style-name="ce1">
            <text:p>1,859095917</text:p>
          </table:table-cell>
          <table:table-cell office:value-type="float" office:value="3.4562376286060714" table:formula="of:=[.A94]^2" table:style-name="ce1">
            <text:p>3,456237629</text:p>
          </table:table-cell>
          <table:table-cell office:value-type="float" office:value="0.79041147260999955" table:formula="of:=[.A94]-[.H$5]" table:style-name="ce1">
            <text:p>0,790411473</text:p>
          </table:table-cell>
          <table:table-cell office:value-type="float" office:value="0.62475029603350807" table:formula="of:=[.C94]^2" table:style-name="ce1">
            <text:p>0,624750296</text:p>
          </table:table-cell>
          <table:table-cell office:value-type="float" office:value="0.79041147260999955" table:formula="of:=ABS([.C94])" table:style-name="ce1">
            <text:p>0,790411473</text:p>
          </table:table-cell>
          <table:table-cell table:number-columns-repeated="16379"/>
        </table:table-row>
        <table:table-row table:style-name="ro1">
          <table:table-cell office:value-type="float" office:value="3.1607799810000001" table:style-name="ce1">
            <text:p>3,160779981</text:p>
          </table:table-cell>
          <table:table-cell office:value-type="float" office:value="9.9905300882903614" table:formula="of:=[.A95]^2" table:style-name="ce1">
            <text:p>9,990530088</text:p>
          </table:table-cell>
          <table:table-cell office:value-type="float" office:value="2.0920955366099996" table:formula="of:=[.A95]-[.H$5]" table:style-name="ce1">
            <text:p>2,092095537</text:p>
          </table:table-cell>
          <table:table-cell office:value-type="float" office:value="4.3768637343034822" table:formula="of:=[.C95]^2" table:style-name="ce1">
            <text:p>4,376863734</text:p>
          </table:table-cell>
          <table:table-cell office:value-type="float" office:value="2.0920955366099996" table:formula="of:=ABS([.C95])" table:style-name="ce1">
            <text:p>2,092095537</text:p>
          </table:table-cell>
          <table:table-cell table:number-columns-repeated="16379"/>
        </table:table-row>
        <table:table-row table:style-name="ro1">
          <table:table-cell office:value-type="float" office:value="0.46916586700000001" table:style-name="ce1">
            <text:p>0,469165867</text:p>
          </table:table-cell>
          <table:table-cell office:value-type="float" office:value="0.22011661075786171" table:formula="of:=[.A96]^2" table:style-name="ce1">
            <text:p>0,220116611</text:p>
          </table:table-cell>
          <table:table-cell office:value-type="float" office:value="-0.59951857739000047" table:formula="of:=[.A96]-[.H$5]" table:style-name="ce1">
            <text:p>-0,599518577</text:p>
          </table:table-cell>
          <table:table-cell office:value-type="float" office:value="0.35942252463572999" table:formula="of:=[.C96]^2" table:style-name="ce1">
            <text:p>0,359422525</text:p>
          </table:table-cell>
          <table:table-cell office:value-type="float" office:value="0.59951857739000047" table:formula="of:=ABS([.C96])" table:style-name="ce1">
            <text:p>0,599518577</text:p>
          </table:table-cell>
          <table:table-cell table:number-columns-repeated="16379"/>
        </table:table-row>
        <table:table-row table:style-name="ro1">
          <table:table-cell office:value-type="float" office:value="0.35215892300000001" table:style-name="ce1">
            <text:p>0,352158923</text:p>
          </table:table-cell>
          <table:table-cell office:value-type="float" office:value="0.12401590704851993" table:formula="of:=[.A97]^2" table:style-name="ce1">
            <text:p>0,124015907</text:p>
          </table:table-cell>
          <table:table-cell office:value-type="float" office:value="-0.71652552139000059" table:formula="of:=[.A97]-[.H$5]" table:style-name="ce1">
            <text:p>-0,716525521</text:p>
          </table:table-cell>
          <table:table-cell office:value-type="float" office:value="0.51340882280321221" table:formula="of:=[.C97]^2" table:style-name="ce1">
            <text:p>0,513408823</text:p>
          </table:table-cell>
          <table:table-cell office:value-type="float" office:value="0.71652552139000059" table:formula="of:=ABS([.C97])" table:style-name="ce1">
            <text:p>0,716525521</text:p>
          </table:table-cell>
          <table:table-cell table:number-columns-repeated="16379"/>
        </table:table-row>
        <table:table-row table:style-name="ro1">
          <table:table-cell office:value-type="float" office:value="2.4744285559999999" table:style-name="ce1">
            <text:p>2,474428556</text:p>
          </table:table-cell>
          <table:table-cell office:value-type="float" office:value="6.1227966787482444" table:formula="of:=[.A98]^2" table:style-name="ce1">
            <text:p>6,122796679</text:p>
          </table:table-cell>
          <table:table-cell office:value-type="float" office:value="1.4057441116099993" table:formula="of:=[.A98]-[.H$5]" table:style-name="ce1">
            <text:p>1,405744112</text:p>
          </table:table-cell>
          <table:table-cell office:value-type="float" office:value="1.9761165073261864" table:formula="of:=[.C98]^2" table:style-name="ce1">
            <text:p>1,976116507</text:p>
          </table:table-cell>
          <table:table-cell office:value-type="float" office:value="1.4057441116099993" table:formula="of:=ABS([.C98])" table:style-name="ce1">
            <text:p>1,405744112</text:p>
          </table:table-cell>
          <table:table-cell table:number-columns-repeated="16379"/>
        </table:table-row>
        <table:table-row table:style-name="ro1">
          <table:table-cell office:value-type="float" office:value="3.0191672999999999E-2" table:style-name="ce1">
            <text:p>0,030191673</text:p>
          </table:table-cell>
          <table:table-cell office:value-type="float" office:value="9.1153711853892891E-4" table:formula="of:=[.A99]^2" table:style-name="ce1">
            <text:p>0,000911537</text:p>
          </table:table-cell>
          <table:table-cell office:value-type="float" office:value="-1.0384927713900005" table:formula="of:=[.A99]-[.H$5]" table:style-name="ce1">
            <text:p>-1,038492771</text:p>
          </table:table-cell>
          <table:table-cell office:value-type="float" office:value="1.078467236229284" table:formula="of:=[.C99]^2" table:style-name="ce1">
            <text:p>1,078467236</text:p>
          </table:table-cell>
          <table:table-cell office:value-type="float" office:value="1.0384927713900005" table:formula="of:=ABS([.C99])" table:style-name="ce1">
            <text:p>1,038492771</text:p>
          </table:table-cell>
          <table:table-cell table:number-columns-repeated="16379"/>
        </table:table-row>
        <table:table-row table:style-name="ro1">
          <table:table-cell office:value-type="float" office:value="1.1812569E-2" table:style-name="ce1">
            <text:p>0,011812569</text:p>
          </table:table-cell>
          <table:table-cell office:value-type="float" office:value="1.3953678637976101E-4" table:formula="of:=[.A100]^2" table:style-name="ce1">
            <text:p>0,000139537</text:p>
          </table:table-cell>
          <table:table-cell office:value-type="float" office:value="-1.0568718753900006" table:formula="of:=[.A100]-[.H$5]" table:style-name="ce1">
            <text:p>-1,056871875</text:p>
          </table:table-cell>
          <table:table-cell office:value-type="float" office:value="1.1169781609903771" table:formula="of:=[.C100]^2" table:style-name="ce1">
            <text:p>1,116978161</text:p>
          </table:table-cell>
          <table:table-cell office:value-type="float" office:value="1.0568718753900006" table:formula="of:=ABS([.C100])" table:style-name="ce1">
            <text:p>1,056871875</text:p>
          </table:table-cell>
          <table:table-cell table:number-columns-repeated="16379"/>
        </table:table-row>
        <table:table-row table:style-name="ro1">
          <table:table-cell office:value-type="float" office:value="0.183893113" table:style-name="ce1">
            <text:p>0,183893113</text:p>
          </table:table-cell>
          <table:table-cell office:value-type="float" office:value="3.3816677008830766E-2" table:formula="of:=[.A101]^2" table:style-name="ce1">
            <text:p>0,033816677</text:p>
          </table:table-cell>
          <table:table-cell office:value-type="float" office:value="-0.88479133139000055" table:formula="of:=[.A101]-[.H$5]" table:style-name="ce1">
            <text:p>-0,884791331</text:p>
          </table:table-cell>
          <table:table-cell office:value-type="float" office:value="0.78285570010288974" table:formula="of:=[.C101]^2" table:style-name="ce1">
            <text:p>0,7828557</text:p>
          </table:table-cell>
          <table:table-cell office:value-type="float" office:value="0.88479133139000055" table:formula="of:=ABS([.C101])" table:style-name="ce1">
            <text:p>0,884791331</text:p>
          </table:table-cell>
          <table:table-cell table:number-columns-repeated="16379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dane.A1:dane.A1048576" table:name="__Anonymous_Sheet_DB__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730</meta:generator>
    <dc:creator>Michał Sadkowski</dc:creator>
    <dc:date>2025-05-22T12:36:24Z</dc:date>
    <meta:editing-cycles>10</meta:editing-cycles>
    <meta:editing-duration>PT872S</meta:editing-duration>
  </office:meta>
</office:document-meta>
</file>